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margins" style:may-break-between-rows="false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 style:may-break-between-rows="false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cm" table:align="margins" style:may-break-between-rows="false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6229fd" officeooo:paragraph-rsid="00678c37"/>
    </style:style>
    <style:style style:name="P2" style:family="paragraph" style:parent-style-name="Standard">
      <style:text-properties officeooo:rsid="0084f838" officeooo:paragraph-rsid="0085ed05"/>
    </style:style>
    <style:style style:name="P3" style:family="paragraph" style:parent-style-name="Standard">
      <style:text-properties officeooo:rsid="0075e607" officeooo:paragraph-rsid="01021c04"/>
    </style:style>
    <style:style style:name="P4" style:family="paragraph" style:parent-style-name="Standard">
      <style:text-properties officeooo:paragraph-rsid="010e08ea"/>
    </style:style>
    <style:style style:name="P5" style:family="paragraph" style:parent-style-name="Standard">
      <style:text-properties officeooo:rsid="010e5a36" officeooo:paragraph-rsid="010e5a36"/>
    </style:style>
    <style:style style:name="P6" style:family="paragraph" style:parent-style-name="Standard">
      <style:text-properties officeooo:paragraph-rsid="010e5a36"/>
    </style:style>
    <style:style style:name="P7" style:family="paragraph" style:parent-style-name="Text_20_body">
      <style:text-properties officeooo:rsid="002ecce6" officeooo:paragraph-rsid="002ecce6"/>
    </style:style>
    <style:style style:name="P8" style:family="paragraph" style:parent-style-name="Text_20_body">
      <style:text-properties officeooo:rsid="003d04dd" officeooo:paragraph-rsid="003d04dd"/>
    </style:style>
    <style:style style:name="P9" style:family="paragraph" style:parent-style-name="Text_20_body">
      <style:text-properties officeooo:rsid="003fbb54" officeooo:paragraph-rsid="003fbb54"/>
    </style:style>
    <style:style style:name="P10" style:family="paragraph" style:parent-style-name="Text_20_body">
      <style:text-properties officeooo:rsid="003ff85c" officeooo:paragraph-rsid="003ff85c"/>
    </style:style>
    <style:style style:name="P11" style:family="paragraph" style:parent-style-name="Text_20_body">
      <style:text-properties officeooo:rsid="0041a8a7" officeooo:paragraph-rsid="0041a8a7"/>
    </style:style>
    <style:style style:name="P12" style:family="paragraph" style:parent-style-name="Text_20_body">
      <style:text-properties officeooo:paragraph-rsid="00430538"/>
    </style:style>
    <style:style style:name="P13" style:family="paragraph" style:parent-style-name="Text_20_body">
      <style:text-properties officeooo:rsid="00430538" officeooo:paragraph-rsid="00430538"/>
    </style:style>
    <style:style style:name="P14" style:family="paragraph" style:parent-style-name="Text_20_body">
      <style:paragraph-properties fo:text-align="center" style:justify-single-word="false"/>
      <style:text-properties officeooo:rsid="00430538" officeooo:paragraph-rsid="00430538"/>
    </style:style>
    <style:style style:name="P15" style:family="paragraph" style:parent-style-name="Text_20_body">
      <style:text-properties officeooo:paragraph-rsid="0045fd49"/>
    </style:style>
    <style:style style:name="P16" style:family="paragraph" style:parent-style-name="Text_20_body">
      <style:text-properties officeooo:paragraph-rsid="00606ef8"/>
    </style:style>
    <style:style style:name="P17" style:family="paragraph" style:parent-style-name="Text_20_body">
      <style:text-properties officeooo:rsid="006229fd" officeooo:paragraph-rsid="006229fd"/>
    </style:style>
    <style:style style:name="P18" style:family="paragraph" style:parent-style-name="Text_20_body">
      <style:text-properties fo:font-weight="normal" officeooo:rsid="0047facf" officeooo:paragraph-rsid="0047facf" style:font-weight-asian="normal" style:font-weight-complex="normal"/>
    </style:style>
    <style:style style:name="P19" style:family="paragraph" style:parent-style-name="Text_20_body">
      <style:text-properties officeooo:paragraph-rsid="006e5e85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Text_20_body">
      <style:paragraph-properties fo:text-align="center" style:justify-single-word="false"/>
      <style:text-properties officeooo:paragraph-rsid="0070041c"/>
    </style:style>
    <style:style style:name="P22" style:family="paragraph" style:parent-style-name="Text_20_body">
      <style:paragraph-properties fo:text-align="center" style:justify-single-word="false"/>
      <style:text-properties officeooo:paragraph-rsid="00a9c1fe"/>
    </style:style>
    <style:style style:name="P23" style:family="paragraph" style:parent-style-name="Text_20_body">
      <style:paragraph-properties fo:text-align="start" style:justify-single-word="false"/>
      <style:text-properties officeooo:rsid="00708c7e" officeooo:paragraph-rsid="00708c7e"/>
    </style:style>
    <style:style style:name="P24" style:family="paragraph" style:parent-style-name="Text_20_body">
      <style:paragraph-properties fo:text-align="start" style:justify-single-word="false"/>
      <style:text-properties officeooo:rsid="00708c7e" officeooo:paragraph-rsid="00e5d05d"/>
    </style:style>
    <style:style style:name="P25" style:family="paragraph" style:parent-style-name="Text_20_body">
      <style:text-properties officeooo:rsid="00708c7e" officeooo:paragraph-rsid="00708c7e"/>
    </style:style>
    <style:style style:name="P26" style:family="paragraph" style:parent-style-name="Text_20_body">
      <style:text-properties officeooo:rsid="00708c7e" officeooo:paragraph-rsid="00738778"/>
    </style:style>
    <style:style style:name="P27" style:family="paragraph" style:parent-style-name="Text_20_body">
      <style:text-properties officeooo:rsid="007275ff" officeooo:paragraph-rsid="007275ff"/>
    </style:style>
    <style:style style:name="P28" style:family="paragraph" style:parent-style-name="Text_20_body">
      <style:paragraph-properties fo:text-align="center" style:justify-single-word="false"/>
      <style:text-properties officeooo:rsid="0073e891" officeooo:paragraph-rsid="0075e607"/>
    </style:style>
    <style:style style:name="P29" style:family="paragraph" style:parent-style-name="Text_20_body">
      <style:text-properties officeooo:rsid="0073e891" officeooo:paragraph-rsid="0075e607"/>
    </style:style>
    <style:style style:name="P30" style:family="paragraph" style:parent-style-name="Text_20_body">
      <style:text-properties officeooo:rsid="0075598f" officeooo:paragraph-rsid="0075e607"/>
    </style:style>
    <style:style style:name="P31" style:family="paragraph" style:parent-style-name="Text_20_body">
      <style:text-properties officeooo:rsid="00762012" officeooo:paragraph-rsid="007c95d5"/>
    </style:style>
    <style:style style:name="P32" style:family="paragraph" style:parent-style-name="Text_20_body">
      <style:text-properties officeooo:rsid="007e40f3" officeooo:paragraph-rsid="007e40f3"/>
    </style:style>
    <style:style style:name="P33" style:family="paragraph" style:parent-style-name="Text_20_body">
      <style:text-properties officeooo:rsid="00843067" officeooo:paragraph-rsid="00843067"/>
    </style:style>
    <style:style style:name="P34" style:family="paragraph" style:parent-style-name="Text_20_body">
      <style:text-properties officeooo:rsid="0084f838" officeooo:paragraph-rsid="0084f838"/>
    </style:style>
    <style:style style:name="P35" style:family="paragraph" style:parent-style-name="Text_20_body">
      <style:text-properties officeooo:rsid="0084f838" officeooo:paragraph-rsid="00a7b540"/>
    </style:style>
    <style:style style:name="P36" style:family="paragraph" style:parent-style-name="Text_20_body">
      <style:text-properties officeooo:rsid="0084f838" officeooo:paragraph-rsid="010b4af7"/>
    </style:style>
    <style:style style:name="P37" style:family="paragraph" style:parent-style-name="Text_20_body">
      <style:text-properties officeooo:rsid="00866e83" officeooo:paragraph-rsid="00866e83"/>
    </style:style>
    <style:style style:name="P38" style:family="paragraph" style:parent-style-name="Text_20_body">
      <style:text-properties officeooo:rsid="00964a56" officeooo:paragraph-rsid="00964a56"/>
    </style:style>
    <style:style style:name="P39" style:family="paragraph" style:parent-style-name="Text_20_body">
      <style:text-properties officeooo:rsid="008fa9e1" officeooo:paragraph-rsid="00b8b32c"/>
    </style:style>
    <style:style style:name="P40" style:family="paragraph" style:parent-style-name="Text_20_body">
      <style:paragraph-properties fo:text-align="center" style:justify-single-word="false"/>
      <style:text-properties officeooo:rsid="008fa9e1" officeooo:paragraph-rsid="00b8b32c"/>
    </style:style>
    <style:style style:name="P41" style:family="paragraph" style:parent-style-name="Text_20_body">
      <style:paragraph-properties fo:text-align="start" style:justify-single-word="false"/>
      <style:text-properties officeooo:paragraph-rsid="00a9c1fe"/>
    </style:style>
    <style:style style:name="P42" style:family="paragraph" style:parent-style-name="Text_20_body">
      <style:text-properties officeooo:rsid="00b8b32c" officeooo:paragraph-rsid="00b8b32c"/>
    </style:style>
    <style:style style:name="P43" style:family="paragraph" style:parent-style-name="Text_20_body">
      <style:text-properties officeooo:rsid="00ba7a27" officeooo:paragraph-rsid="00ba7a27"/>
    </style:style>
    <style:style style:name="P44" style:family="paragraph" style:parent-style-name="Text_20_body">
      <style:text-properties officeooo:rsid="00bb05a9" officeooo:paragraph-rsid="00bb05a9"/>
    </style:style>
    <style:style style:name="P45" style:family="paragraph" style:parent-style-name="Text_20_body">
      <style:text-properties officeooo:rsid="00c8fc41" officeooo:paragraph-rsid="00c8fc41"/>
    </style:style>
    <style:style style:name="P46" style:family="paragraph" style:parent-style-name="Text_20_body">
      <style:text-properties officeooo:rsid="00d2b790" officeooo:paragraph-rsid="00d2b790"/>
    </style:style>
    <style:style style:name="P47" style:family="paragraph" style:parent-style-name="Text_20_body">
      <style:text-properties fo:font-style="italic" officeooo:rsid="00d35c11" officeooo:paragraph-rsid="00d35c11" style:font-style-asian="italic" style:font-style-complex="italic"/>
    </style:style>
    <style:style style:name="P48" style:family="paragraph" style:parent-style-name="Text_20_body">
      <style:text-properties officeooo:rsid="00d5d983" officeooo:paragraph-rsid="00d5d983"/>
    </style:style>
    <style:style style:name="P49" style:family="paragraph" style:parent-style-name="Text_20_body">
      <style:text-properties officeooo:rsid="004349ac" officeooo:paragraph-rsid="004b1d35"/>
    </style:style>
    <style:style style:name="P50" style:family="paragraph" style:parent-style-name="Text_20_body">
      <style:text-properties officeooo:rsid="00e0f2a1" officeooo:paragraph-rsid="00edf6dc"/>
    </style:style>
    <style:style style:name="P51" style:family="paragraph" style:parent-style-name="Text_20_body">
      <style:text-properties officeooo:rsid="0075e607" officeooo:paragraph-rsid="00780a0f"/>
    </style:style>
    <style:style style:name="P52" style:family="paragraph" style:parent-style-name="Text_20_body">
      <style:text-properties officeooo:rsid="00880c82" officeooo:paragraph-rsid="01084d6c"/>
    </style:style>
    <style:style style:name="P53" style:family="paragraph" style:parent-style-name="Text_20_body">
      <style:text-properties officeooo:rsid="010e08ea" officeooo:paragraph-rsid="010e08ea"/>
    </style:style>
    <style:style style:name="P54" style:family="paragraph" style:parent-style-name="Text_20_body">
      <style:text-properties officeooo:rsid="010e5a36" officeooo:paragraph-rsid="010e5a36"/>
    </style:style>
    <style:style style:name="P55" style:family="paragraph" style:parent-style-name="Text_20_body">
      <style:text-properties officeooo:paragraph-rsid="0111bf50"/>
    </style:style>
    <style:style style:name="P56" style:family="paragraph" style:parent-style-name="Text_20_body">
      <style:text-properties officeooo:rsid="0113a26e" officeooo:paragraph-rsid="0113a26e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cfe6fe" officeooo:paragraph-rsid="00e6cfc7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rsid="00cfe6fe" officeooo:paragraph-rsid="00ea313e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rsid="00cfe6fe" officeooo:paragraph-rsid="00ed823e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weight="bold" officeooo:rsid="00cfe6fe" officeooo:paragraph-rsid="00f552dc" style:font-weight-asian="bold" style:font-weight-complex="bold"/>
    </style:style>
    <style:style style:name="P61" style:family="paragraph" style:parent-style-name="Preformatted_20_Text">
      <style:text-properties officeooo:paragraph-rsid="00d2b790"/>
    </style:style>
    <style:style style:name="P62" style:family="paragraph" style:parent-style-name="Preformatted_20_Text">
      <style:text-properties officeooo:rsid="00d41a6e" officeooo:paragraph-rsid="00d41a6e"/>
    </style:style>
    <style:style style:name="P63" style:family="paragraph" style:parent-style-name="Preformatted_20_Text">
      <style:text-properties officeooo:paragraph-rsid="00e6cfc7"/>
    </style:style>
    <style:style style:name="P64" style:family="paragraph" style:parent-style-name="Preformatted_20_Text">
      <style:text-properties officeooo:paragraph-rsid="00ea313e"/>
    </style:style>
    <style:style style:name="P65" style:family="paragraph" style:parent-style-name="Preformatted_20_Text">
      <style:text-properties officeooo:paragraph-rsid="00ed823e"/>
    </style:style>
    <style:style style:name="P66" style:family="paragraph" style:parent-style-name="Preformatted_20_Text">
      <style:text-properties officeooo:rsid="00d7ce7b" officeooo:paragraph-rsid="00ed823e"/>
    </style:style>
    <style:style style:name="P67" style:family="paragraph" style:parent-style-name="Preformatted_20_Text">
      <style:text-properties officeooo:rsid="00d941b9" officeooo:paragraph-rsid="00d941b9"/>
    </style:style>
    <style:style style:name="P68" style:family="paragraph" style:parent-style-name="Preformatted_20_Text">
      <style:text-properties officeooo:rsid="00d941b9" officeooo:paragraph-rsid="00ed823e"/>
    </style:style>
    <style:style style:name="P69" style:family="paragraph" style:parent-style-name="Preformatted_20_Text">
      <style:text-properties officeooo:paragraph-rsid="00f552dc"/>
    </style:style>
    <style:style style:name="P70" style:family="paragraph" style:parent-style-name="Preformatted_20_Text">
      <style:text-properties officeooo:rsid="00f60bff" officeooo:paragraph-rsid="00f60bff"/>
    </style:style>
    <style:style style:name="P71" style:family="paragraph" style:parent-style-name="Text_20_body" style:master-page-name="">
      <style:paragraph-properties style:page-number="auto" fo:keep-with-next="always"/>
      <style:text-properties officeooo:paragraph-rsid="00f552dc"/>
    </style:style>
    <style:style style:name="P72" style:family="paragraph" style:parent-style-name="Text_20_body" style:master-page-name="">
      <style:paragraph-properties style:page-number="auto" fo:keep-with-next="always"/>
      <style:text-properties officeooo:rsid="010e08ea" officeooo:paragraph-rsid="0110206d"/>
    </style:style>
    <style:style style:name="P73" style:family="paragraph" style:parent-style-name="Text_20_body" style:master-page-name="">
      <style:paragraph-properties style:page-number="auto" fo:keep-with-next="always"/>
      <style:text-properties officeooo:rsid="0110206d" officeooo:paragraph-rsid="010e08ea"/>
    </style:style>
    <style:style style:name="P7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6" style:family="paragraph" style:parent-style-name="Text_20_body" style:master-page-name="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officeooo:paragraph-rsid="010cf119"/>
    </style:style>
    <style:style style:name="P77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weight="normal" officeooo:rsid="010cd35c" officeooo:paragraph-rsid="0110206d" style:font-weight-asian="normal" style:font-weight-complex="normal"/>
    </style:style>
    <style:style style:name="P78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officeooo:paragraph-rsid="0110206d"/>
    </style:style>
    <style:style style:name="P79" style:family="paragraph" style:parent-style-name="Standard">
      <style:text-properties officeooo:rsid="0119a327" officeooo:paragraph-rsid="0119f90d"/>
    </style:style>
    <style:style style:name="P80" style:family="paragraph" style:parent-style-name="Text_20_body" style:list-style-name="L1">
      <style:text-properties officeooo:rsid="003ff85c" officeooo:paragraph-rsid="003ff85c"/>
    </style:style>
    <style:style style:name="P81" style:family="paragraph" style:parent-style-name="Text_20_body" style:list-style-name="L1">
      <style:text-properties officeooo:rsid="0041a8a7" officeooo:paragraph-rsid="0041a8a7"/>
    </style:style>
    <style:style style:name="P82" style:family="paragraph" style:parent-style-name="Text_20_body" style:list-style-name="L2">
      <style:text-properties officeooo:rsid="008fa9e1" officeooo:paragraph-rsid="008fa9e1"/>
    </style:style>
    <style:style style:name="P83" style:family="paragraph" style:parent-style-name="Text_20_body" style:list-style-name="L2">
      <style:text-properties officeooo:rsid="008fafe7" officeooo:paragraph-rsid="008fafe7"/>
    </style:style>
    <style:style style:name="P84" style:family="paragraph" style:parent-style-name="Text_20_body" style:list-style-name="L2">
      <style:text-properties officeooo:rsid="009cd5af" officeooo:paragraph-rsid="009ebb97"/>
    </style:style>
    <style:style style:name="P85" style:family="paragraph" style:parent-style-name="Text_20_body" style:list-style-name="L3">
      <style:text-properties officeooo:rsid="0084f838" officeooo:paragraph-rsid="01094946"/>
    </style:style>
    <style:style style:name="P86" style:family="paragraph" style:parent-style-name="Text_20_body" style:list-style-name="L3">
      <style:text-properties officeooo:rsid="0084f838" officeooo:paragraph-rsid="0084f838"/>
    </style:style>
    <style:style style:name="P87" style:family="paragraph" style:parent-style-name="Text_20_body">
      <style:text-properties officeooo:rsid="0118ee0c" officeooo:paragraph-rsid="0118ee0c"/>
    </style:style>
    <style:style style:name="P88" style:family="paragraph" style:parent-style-name="Text_20_body">
      <style:text-properties officeooo:rsid="0118ee0c" officeooo:paragraph-rsid="0119a327"/>
    </style:style>
    <style:style style:name="P89" style:family="paragraph" style:parent-style-name="Text_20_body">
      <style:text-properties officeooo:rsid="0119a327" officeooo:paragraph-rsid="0119a327"/>
    </style:style>
    <style:style style:name="P90" style:family="paragraph" style:parent-style-name="Heading_20_1">
      <style:text-properties officeooo:rsid="008fa9e1" officeooo:paragraph-rsid="008fa9e1"/>
    </style:style>
    <style:style style:name="P91" style:family="paragraph" style:parent-style-name="Heading_20_1">
      <style:text-properties officeooo:rsid="0041a8a7" officeooo:paragraph-rsid="0041a8a7"/>
    </style:style>
    <style:style style:name="P92" style:family="paragraph" style:parent-style-name="Heading_20_1">
      <style:text-properties officeooo:rsid="00a9c1fe" officeooo:paragraph-rsid="00a9c1fe"/>
    </style:style>
    <style:style style:name="P93" style:family="paragraph" style:parent-style-name="Heading_20_1">
      <style:text-properties officeooo:rsid="00cd2e57" officeooo:paragraph-rsid="00cd2e57"/>
    </style:style>
    <style:style style:name="P94" style:family="paragraph" style:parent-style-name="Heading_20_1">
      <style:text-properties officeooo:rsid="00d41a6e" officeooo:paragraph-rsid="00d41a6e"/>
    </style:style>
    <style:style style:name="P95" style:family="paragraph" style:parent-style-name="Heading_20_1">
      <style:text-properties officeooo:rsid="00df51bc" officeooo:paragraph-rsid="00df51bc"/>
    </style:style>
    <style:style style:name="P96" style:family="paragraph" style:parent-style-name="Heading_20_1">
      <style:text-properties officeooo:paragraph-rsid="00d41a6e"/>
    </style:style>
    <style:style style:name="P97" style:family="paragraph" style:parent-style-name="Heading_20_1">
      <style:text-properties officeooo:rsid="00827864" officeooo:paragraph-rsid="00827864"/>
    </style:style>
    <style:style style:name="P98" style:family="paragraph" style:parent-style-name="Heading_20_1">
      <style:text-properties officeooo:rsid="0073e891" officeooo:paragraph-rsid="0073e891"/>
    </style:style>
    <style:style style:name="P99" style:family="paragraph" style:parent-style-name="Heading_20_1">
      <style:text-properties officeooo:rsid="0118ee0c" officeooo:paragraph-rsid="0118ee0c"/>
    </style:style>
    <style:style style:name="P100" style:family="paragraph" style:parent-style-name="Heading_20_2">
      <style:text-properties officeooo:rsid="00b8b32c" officeooo:paragraph-rsid="00b8b32c"/>
    </style:style>
    <style:style style:name="P101" style:family="paragraph" style:parent-style-name="Heading_20_2">
      <style:text-properties officeooo:paragraph-rsid="00430538"/>
    </style:style>
    <style:style style:name="P102" style:family="paragraph" style:parent-style-name="Heading_20_2">
      <style:text-properties officeooo:rsid="00964a56" officeooo:paragraph-rsid="00964a56"/>
    </style:style>
    <style:style style:name="P103" style:family="paragraph" style:parent-style-name="Heading_20_2">
      <style:text-properties officeooo:rsid="00d941b9" officeooo:paragraph-rsid="00d941b9"/>
    </style:style>
    <style:style style:name="P104" style:family="paragraph" style:parent-style-name="Heading_20_2">
      <style:text-properties officeooo:paragraph-rsid="00f44f2e"/>
    </style:style>
    <style:style style:name="P105" style:family="paragraph" style:parent-style-name="Heading_20_2">
      <style:text-properties officeooo:paragraph-rsid="00d941b9"/>
    </style:style>
    <style:style style:name="P106" style:family="paragraph" style:parent-style-name="Heading_20_2">
      <style:text-properties officeooo:rsid="00df51bc" officeooo:paragraph-rsid="00df51bc"/>
    </style:style>
    <style:style style:name="P107" style:family="paragraph" style:parent-style-name="Heading_20_2">
      <style:text-properties officeooo:rsid="0084f838" officeooo:paragraph-rsid="0084f838"/>
    </style:style>
    <style:style style:name="P108" style:family="paragraph" style:parent-style-name="Heading_20_2">
      <style:text-properties officeooo:rsid="00866e83" officeooo:paragraph-rsid="00866e83"/>
    </style:style>
    <style:style style:name="P109" style:family="paragraph" style:parent-style-name="Heading_20_2">
      <style:text-properties officeooo:rsid="0075e607"/>
    </style:style>
    <style:style style:name="P110" style:family="paragraph" style:parent-style-name="Heading_20_2">
      <style:text-properties officeooo:rsid="0075e607" officeooo:paragraph-rsid="0075e607"/>
    </style:style>
    <style:style style:name="P111" style:family="paragraph" style:parent-style-name="Heading_20_2" style:master-page-name="">
      <style:paragraph-properties style:page-number="auto" fo:break-before="page"/>
    </style:style>
    <style:style style:name="P112" style:family="paragraph" style:parent-style-name="Heading_20_3">
      <style:text-properties officeooo:rsid="0111bf50" officeooo:paragraph-rsid="0111bf50"/>
    </style:style>
    <style:style style:name="P113" style:family="paragraph" style:parent-style-name="Heading_20_3">
      <style:text-properties officeooo:rsid="0113a26e" officeooo:paragraph-rsid="0113a26e"/>
    </style:style>
    <style:style style:name="P114" style:family="paragraph" style:parent-style-name="Heading_20_3">
      <style:text-properties officeooo:rsid="010e08ea" officeooo:paragraph-rsid="010e08ea"/>
    </style:style>
    <style:style style:name="P115" style:family="paragraph" style:parent-style-name="Heading_20_4">
      <style:text-properties officeooo:rsid="010e5a36" officeooo:paragraph-rsid="010e5a36"/>
    </style:style>
    <style:style style:name="P11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7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8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119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officeooo:rsid="003de42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1a8a7" style:font-weight-asian="bold" style:font-weight-complex="bold"/>
    </style:style>
    <style:style style:name="T5" style:family="text">
      <style:text-properties fo:font-weight="bold" officeooo:rsid="004349ac" style:font-weight-asian="bold" style:font-weight-complex="bold"/>
    </style:style>
    <style:style style:name="T6" style:family="text">
      <style:text-properties fo:font-weight="bold" officeooo:rsid="007a22cd" style:font-weight-asian="bold" style:font-weight-complex="bold"/>
    </style:style>
    <style:style style:name="T7" style:family="text">
      <style:text-properties fo:font-weight="bold" officeooo:rsid="007c95d5" style:font-weight-asian="bold" style:font-weight-complex="bold"/>
    </style:style>
    <style:style style:name="T8" style:family="text">
      <style:text-properties fo:font-weight="bold" officeooo:rsid="00a9c1fe" style:font-weight-asian="bold" style:font-weight-complex="bold"/>
    </style:style>
    <style:style style:name="T9" style:family="text">
      <style:text-properties fo:font-weight="bold" officeooo:rsid="00f552dc" style:font-weight-asian="bold" style:font-weight-complex="bold"/>
    </style:style>
    <style:style style:name="T10" style:family="text">
      <style:text-properties fo:font-weight="bold" officeooo:rsid="01084d6c" style:font-weight-asian="bold" style:font-weight-complex="bold"/>
    </style:style>
    <style:style style:name="T11" style:family="text">
      <style:text-properties officeooo:rsid="0041a8a7"/>
    </style:style>
    <style:style style:name="T12" style:family="text">
      <style:text-properties officeooo:rsid="00430538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75e607" style:font-weight-asian="normal" style:font-weight-complex="normal"/>
    </style:style>
    <style:style style:name="T15" style:family="text">
      <style:text-properties fo:font-weight="normal" officeooo:rsid="007f489b" style:font-weight-asian="normal" style:font-weight-complex="normal"/>
    </style:style>
    <style:style style:name="T16" style:family="text">
      <style:text-properties fo:font-weight="normal" officeooo:rsid="0041a8a7" style:font-weight-asian="normal" style:font-weight-complex="normal"/>
    </style:style>
    <style:style style:name="T17" style:family="text">
      <style:text-properties fo:font-weight="normal" officeooo:rsid="00e4f24a" style:font-weight-asian="normal" style:font-weight-complex="normal"/>
    </style:style>
    <style:style style:name="T18" style:family="text">
      <style:text-properties officeooo:rsid="004349a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4349ac" style:font-style-asian="italic" style:font-style-complex="italic"/>
    </style:style>
    <style:style style:name="T21" style:family="text">
      <style:text-properties fo:font-style="italic" officeooo:rsid="0041a8a7" style:font-style-asian="italic" style:font-style-complex="italic"/>
    </style:style>
    <style:style style:name="T22" style:family="text">
      <style:text-properties fo:font-style="italic" officeooo:rsid="00606ef8" style:font-style-asian="italic" style:font-style-complex="italic"/>
    </style:style>
    <style:style style:name="T23" style:family="text">
      <style:text-properties fo:font-style="italic" officeooo:rsid="0045fd49" style:font-style-asian="italic" style:font-style-complex="italic"/>
    </style:style>
    <style:style style:name="T24" style:family="text">
      <style:text-properties fo:font-style="italic" officeooo:rsid="00a5388a" style:font-style-asian="italic" style:font-style-complex="italic"/>
    </style:style>
    <style:style style:name="T25" style:family="text">
      <style:text-properties fo:font-style="italic" officeooo:rsid="0047facf" style:font-style-asian="italic" style:font-style-complex="italic"/>
    </style:style>
    <style:style style:name="T26" style:family="text">
      <style:text-properties fo:font-style="italic" officeooo:rsid="0110206d" style:font-style-asian="italic" style:font-style-complex="italic"/>
    </style:style>
    <style:style style:name="T27" style:family="text">
      <style:text-properties fo:font-style="italic" officeooo:rsid="0110cf96" style:font-style-asian="italic" style:font-style-complex="italic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41a8a7" style:font-style-asian="italic" style:font-weight-asian="normal" style:font-style-complex="italic" style:font-weight-complex="normal"/>
    </style:style>
    <style:style style:name="T30" style:family="text">
      <style:text-properties officeooo:rsid="0045fd49"/>
    </style:style>
    <style:style style:name="T31" style:family="text">
      <style:text-properties officeooo:rsid="004766ab"/>
    </style:style>
    <style:style style:name="T32" style:family="text">
      <style:text-properties officeooo:rsid="0047facf"/>
    </style:style>
    <style:style style:name="T33" style:family="text">
      <style:text-properties officeooo:rsid="005daae8"/>
    </style:style>
    <style:style style:name="T34" style:family="text">
      <style:text-properties officeooo:rsid="00606ef8"/>
    </style:style>
    <style:style style:name="T35" style:family="text">
      <style:text-properties officeooo:rsid="006229fd"/>
    </style:style>
    <style:style style:name="T36" style:family="text">
      <style:text-properties officeooo:rsid="006e5e85"/>
    </style:style>
    <style:style style:name="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606ef8" style:font-style-asian="normal" style:font-weight-asian="bold" style:font-style-complex="normal" style:font-weight-complex="bold"/>
    </style:style>
    <style:style style:name="T39" style:family="text">
      <style:text-properties officeooo:rsid="0075598f"/>
    </style:style>
    <style:style style:name="T40" style:family="text">
      <style:text-properties officeooo:rsid="0075e607"/>
    </style:style>
    <style:style style:name="T41" style:family="text">
      <style:text-properties officeooo:rsid="007a22cd"/>
    </style:style>
    <style:style style:name="T42" style:family="text">
      <style:text-properties officeooo:rsid="007c95d5"/>
    </style:style>
    <style:style style:name="T43" style:family="text">
      <style:text-properties officeooo:rsid="008047f4"/>
    </style:style>
    <style:style style:name="T44" style:family="text">
      <style:text-properties officeooo:rsid="00827864"/>
    </style:style>
    <style:style style:name="T45" style:family="text">
      <style:text-properties officeooo:rsid="00843067"/>
    </style:style>
    <style:style style:name="T46" style:family="text">
      <style:text-properties officeooo:rsid="0085aff2"/>
    </style:style>
    <style:style style:name="T47" style:family="text">
      <style:text-properties officeooo:rsid="008950b1"/>
    </style:style>
    <style:style style:name="T48" style:family="text">
      <style:text-properties officeooo:rsid="008ee631"/>
    </style:style>
    <style:style style:name="T49" style:family="text">
      <style:text-properties officeooo:rsid="008fafe7"/>
    </style:style>
    <style:style style:name="T50" style:family="text">
      <style:text-properties officeooo:rsid="009282a9"/>
    </style:style>
    <style:style style:name="T51" style:family="text">
      <style:text-properties officeooo:rsid="009d9208"/>
    </style:style>
    <style:style style:name="T52" style:family="text">
      <style:text-properties officeooo:rsid="009ebb97"/>
    </style:style>
    <style:style style:name="T53" style:family="text">
      <style:text-properties officeooo:rsid="00a077bc"/>
    </style:style>
    <style:style style:name="T54" style:family="text">
      <style:text-properties officeooo:rsid="00a3a8df"/>
    </style:style>
    <style:style style:name="T55" style:family="text">
      <style:text-properties officeooo:rsid="00a9c1fe"/>
    </style:style>
    <style:style style:name="T56" style:family="text">
      <style:text-properties officeooo:rsid="00b8b32c"/>
    </style:style>
    <style:style style:name="T57" style:family="text">
      <style:text-properties officeooo:rsid="00bc8b3e"/>
    </style:style>
    <style:style style:name="T58" style:family="text">
      <style:text-properties officeooo:rsid="00bd2431"/>
    </style:style>
    <style:style style:name="T59" style:family="text">
      <style:text-properties officeooo:rsid="00be16cf"/>
    </style:style>
    <style:style style:name="T60" style:family="text">
      <style:text-properties officeooo:rsid="00cb3d76"/>
    </style:style>
    <style:style style:name="T61" style:family="text">
      <style:text-properties officeooo:rsid="00cfe6fe"/>
    </style:style>
    <style:style style:name="T62" style:family="text">
      <style:text-properties officeooo:rsid="00d7ce7b"/>
    </style:style>
    <style:style style:name="T63" style:family="text">
      <style:text-properties officeooo:rsid="00e4f24a"/>
    </style:style>
    <style:style style:name="T64" style:family="text">
      <style:text-properties officeooo:rsid="00e95888"/>
    </style:style>
    <style:style style:name="T65" style:family="text">
      <style:text-properties officeooo:rsid="00ea313e"/>
    </style:style>
    <style:style style:name="T66" style:family="text">
      <style:text-properties officeooo:rsid="00ed823e"/>
    </style:style>
    <style:style style:name="T67" style:family="text">
      <style:text-properties officeooo:rsid="00f24175"/>
    </style:style>
    <style:style style:name="T68" style:family="text">
      <style:text-properties officeooo:rsid="00f3207b"/>
    </style:style>
    <style:style style:name="T69" style:family="text">
      <style:text-properties officeooo:rsid="00f552dc"/>
    </style:style>
    <style:style style:name="T70" style:family="text">
      <style:text-properties officeooo:rsid="00fc4eb1"/>
    </style:style>
    <style:style style:name="T71" style:family="text">
      <style:text-properties officeooo:rsid="00fc8da2"/>
    </style:style>
    <style:style style:name="T72" style:family="text">
      <style:text-properties officeooo:rsid="01094946"/>
    </style:style>
    <style:style style:name="T73" style:family="text">
      <style:text-properties officeooo:rsid="010e5a36"/>
    </style:style>
    <style:style style:name="T74" style:family="text">
      <style:text-properties fo:font-size="10pt" fo:font-weight="bold" officeooo:rsid="010cd35c" style:font-size-asian="10pt" style:font-weight-asian="bold" style:font-size-complex="10pt" style:font-weight-complex="bold"/>
    </style:style>
    <style:style style:name="T75" style:family="text">
      <style:text-properties fo:font-size="10pt" fo:font-weight="bold" officeooo:rsid="010cf119" style:font-size-asian="10pt" style:font-weight-asian="bold" style:font-size-complex="10pt" style:font-weight-complex="bold"/>
    </style:style>
    <style:style style:name="T76" style:family="text">
      <style:text-properties fo:font-size="10pt" fo:font-weight="bold" officeooo:rsid="0110206d" style:font-size-asian="10pt" style:font-weight-asian="bold" style:font-size-complex="10pt" style:font-weight-complex="bold"/>
    </style:style>
    <style:style style:name="T77" style:family="text">
      <style:text-properties fo:font-size="10pt" fo:font-weight="bold" officeooo:rsid="0110cf96" style:font-size-asian="10pt" style:font-weight-asian="bold" style:font-size-complex="10pt" style:font-weight-complex="bold"/>
    </style:style>
    <style:style style:name="T78" style:family="text">
      <style:text-properties fo:font-size="10pt" style:font-size-asian="10pt" style:font-size-complex="10pt"/>
    </style:style>
    <style:style style:name="T79" style:family="text">
      <style:text-properties fo:font-size="10pt" officeooo:rsid="010cd35c" style:font-size-asian="10pt" style:font-size-complex="10pt"/>
    </style:style>
    <style:style style:name="T80" style:family="text">
      <style:text-properties fo:font-size="10pt" officeooo:rsid="010cf119" style:font-size-asian="10pt" style:font-size-complex="10pt"/>
    </style:style>
    <style:style style:name="T81" style:family="text">
      <style:text-properties fo:font-size="10pt" officeooo:rsid="0110206d" style:font-size-asian="10pt" style:font-size-complex="10pt"/>
    </style:style>
    <style:style style:name="T82" style:family="text">
      <style:text-properties fo:font-size="10pt" style:text-underline-style="none" fo:font-weight="normal" officeooo:rsid="010cf119" style:font-size-asian="10pt" style:font-weight-asian="normal" style:font-size-complex="10pt" style:font-weight-complex="normal"/>
    </style:style>
    <style:style style:name="T83" style:family="text">
      <style:text-properties fo:font-size="10pt" style:text-underline-style="none" fo:font-weight="normal" officeooo:rsid="0110206d" style:font-size-asian="10pt" style:font-weight-asian="normal" style:font-size-complex="10pt" style:font-weight-complex="normal"/>
    </style:style>
    <style:style style:name="T84" style:family="text">
      <style:text-properties fo:font-size="10pt" style:text-underline-style="none" fo:font-weight="bold" officeooo:rsid="010cf119" style:font-size-asian="10pt" style:font-weight-asian="bold" style:font-size-complex="10pt" style:font-weight-complex="bold"/>
    </style:style>
    <style:style style:name="T85" style:family="text">
      <style:text-properties fo:font-size="10pt" style:text-underline-style="none" fo:font-weight="bold" officeooo:rsid="0110206d" style:font-size-asian="10pt" style:font-weight-asian="bold" style:font-size-complex="10pt" style:font-weight-complex="bold"/>
    </style:style>
    <style:style style:name="T86" style:family="text">
      <style:text-properties fo:font-size="10pt" style:text-underline-style="none" fo:font-weight="bold" officeooo:rsid="01112235" style:font-size-asian="10pt" style:font-weight-asian="bold" style:font-size-complex="10pt" style:font-weight-complex="bold"/>
    </style:style>
    <style:style style:name="T87" style:family="text">
      <style:text-properties fo:font-size="10pt" style:text-underline-style="none" style:font-size-asian="10pt" style:font-size-complex="10pt"/>
    </style:style>
    <style:style style:name="T88" style:family="text">
      <style:text-properties fo:font-size="10pt" style:text-underline-style="none" officeooo:rsid="010cf119" style:font-size-asian="10pt" style:font-size-complex="10pt"/>
    </style:style>
    <style:style style:name="T89" style:family="text">
      <style:text-properties officeooo:rsid="0111bf50"/>
    </style:style>
    <style:style style:name="T90" style:family="text">
      <style:text-properties officeooo:rsid="0119a32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10107" number:language="pt" number:country="BR" number:title="Definido pelo usuário"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localhost:4567/fill" xlink:type="simple">
          <form:properties>
            <form:property form:property-name="PropertyChangeNotificationEnabled" office:value-type="boolean" office:boolean-value="true"/>
          </form:properties>
          <form:textarea form:name="siglas" form:control-implementation="ooo:com.sun.star.form.component.TextField" xml:id="control1" form:id="control1" form:current-value="ABNT: Associação Brasileira de Normas Técnicas&#10;abnTeX: ABsurdas Normas para TeX" form:value="ABNT: Associação Brasileira de Normas Técnicas&#10;abnTeX: ABsurdas Normas para Te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 form:name="nome_exemplo" form:control-implementation="ooo:com.sun.star.form.component.TextField" xml:id="control2" form:id="control2" form:current-value="Escreva seu primeiro nome aqui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le" form:control-implementation="ooo:com.sun.star.form.component.TextField" xml:id="control3" form:id="control3" form:current-value="Título proviosório" form:value="Título proviosóri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orneça o título do seu trabalho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4" form:id="control4" form:current-value="2016" form:value="20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forme o ano de entrega do tabalho"/>
              <form:property form:property-name="ObjIDinMSO" office:value-type="float" office:value="65535"/>
            </form:properties>
          </form:text>
          <form:text form:name="local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icao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rovacao_dia" form:control-implementation="ooo:com.sun.star.form.component.TextField" xml:id="control8" form:id="control8" form:max-length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aprovacao_mes" form:control-implementation="ooo:com.sun.star.form.component.ComboBox" xml:id="control9" form:id="control9" form:dropdown="true" form:size="20" form:current-value="Janeiro" form:value="Janeir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Janeiro"/>
            <form:item form:label="Fevereiro"/>
            <form:item form:label="Março"/>
            <form:item form:label="Abril"/>
            <form:item form:label="Maio"/>
            <form:item form:label="Junho"/>
            <form:item form:label="Agosto"/>
            <form:item form:label="Setembro"/>
            <form:item form:label="Outubro"/>
            <form:item form:label="Novembro"/>
            <form:item form:label="Dezembro"/>
          </form:combobox>
          <form:text form:name="orientador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valiador1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valiador2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ulacao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olha_de_aprovacao" form:control-implementation="ooo:com.sun.star.form.component.ComboBox" xml:id="control14" form:id="control14" form:dropdown="true" form:size="20" form:current-value="Não gerar folha de aprovação" form:value="Não gerar folha de aprovaçã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Não gerar folha de aprovação"/>
            <form:item form:label="Gerar folha de aprovação"/>
            <form:item form:label="Utilizar folha de aprovação escaneada"/>
          </form:combobox>
          <form:listbox form:name="tipo_do_trabalho" form:control-implementation="ooo:com.sun.star.form.component.ListBox" xml:id="control15" form:id="control15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Monografia" form:current-selected="true" form:selected="true"/>
            <form:option form:label="Dissertação"/>
            <form:option form:label="Tese"/>
          </form:listbox>
          <form:textarea form:name="minhalista" form:control-implementation="ooo:com.sun.star.form.component.TextField" xml:id="control16" form:id="control16" form:current-value="1. Primeiro item da lista;&#10;2. Segundo item da lista;&#10;3. Terceiro item da lista.&#10;&#10;Lista com texto descrevendo cada ítem.&#10;&#10;1. Primeiro item da lista;&#10;    &#10;    Texto sobre o primeiro item da lista.&#10;&#10;2. Segundo item da lista;&#10;    &#10;    Texto sobre o segundo item.&#10;&#10;3. Terceiro item da lista.&#10;    &#10;    Texto sobre o terceiro item.&#10;&#10;&#10;a. Primeiro item da lista;&#10;b. Segundo item da lista;&#10;c. Terceiro item da lista.&#10;&#10;&#10;ou&#10;&#10;a) Primeiro item da lista;&#10;b) Segundo item da lista;&#10;c) Terceiro item da lista." form:value="1. Primeiro item da lista;&#10;2. Segundo item da lista;&#10;3. Terceiro item da lista.&#10;&#10;Lista com texto descrevendo cada ítem.&#10;&#10;1. Primeiro item da lista;&#10;    &#10;    Texto sobre o primeiro item da lista.&#10;&#10;2. Segundo item da lista;&#10;    &#10;    Texto sobre o segundo item.&#10;&#10;3. Terceiro item da lista.&#10;    &#10;    Texto sobre o terceiro item.&#10;&#10;&#10;a. Primeiro item da lista;&#10;b. Segundo item da lista;&#10;c. Terceiro item da lista.&#10;&#10;&#10;ou&#10;&#10;a) Primeiro item da lista;&#10;b) Segundo item da lista;&#10;c) Terceiro item da lista.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show_errata" form:control-implementation="ooo:com.sun.star.form.component.ComboBox" xml:id="control17" form:id="control17" form:dropdown="true" form:size="20" form:current-value="Ignorar Errata" form:value="Ignorar Errat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Ignorar Errata"/>
            <form:item form:label="Utilizar Errata"/>
          </form:combobox>
          <form:text form:name="linha_de_pesquisa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curso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grama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coorientador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valiador3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icha_catalografica" form:control-implementation="ooo:com.sun.star.form.component.ComboBox" xml:id="control23" form:id="control23" form:dropdown="true" form:size="20" form:current-value="Sem ficha catalográfica" form:value="Sem ficha catalográfic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Sem ficha catalográfica"/>
            <form:item form:label="Incluir ficha-catalografica.pdf da pasta imagens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bookmark-start text:name="__RefHeading___Toc201_1414260196"/>Configur<text:span text:style-name="T31">ando</text:span> o trabalho acadêmico<text:bookmark-end text:name="__RefHeading___Toc201_1414260196"/></text:p>
      <text:list xml:id="list8193766688393034436" text:style-name="L1">
        <text:list-item>
          <text:p text:style-name="P80">Edite os campos deste documento para configurar como o seu trabalho será gerado.</text:p>
        </text:list-item>
        <text:list-item>
          <text:p text:style-name="P81">Clique no sumário para ir para a </text:p>
        </text:list-item>
      </text:list>
      <text:p text:style-name="P10"/>
      <text:table-of-content text:style-name="Sect1" text:protected="true" text:name="Sumário1">
        <text:table-of-content-source text:outline-level="2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75"><text:a xlink:type="simple" xlink:href="#__RefHeading___Toc915_188003687" text:style-name="Index_20_Link" text:visited-style-name="Index_20_Link">Sobre este documento<text:tab/>2</text:a></text:p>
          <text:p text:style-name="P74"><text:a xlink:type="simple" xlink:href="#__RefHeading___Toc609_1990148233" text:style-name="Index_20_Link" text:visited-style-name="Index_20_Link">Vigência das Normas da ABNT<text:tab/>2</text:a></text:p>
          <text:p text:style-name="P75"><text:a xlink:type="simple" xlink:href="#__RefHeading___Toc145_1503849157" text:style-name="Index_20_Link" text:visited-style-name="Index_20_Link">Aprendendo a editar e salvar as configurações<text:tab/>4</text:a></text:p>
          <text:p text:style-name="P74"><text:a xlink:type="simple" xlink:href="#__RefHeading___Toc147_1503849157" text:style-name="Index_20_Link" text:visited-style-name="Index_20_Link">Editores de PDF<text:tab/>4</text:a></text:p>
          <text:p text:style-name="P75"><text:a xlink:type="simple" xlink:href="#__RefHeading___Toc539_188003687" text:style-name="Index_20_Link" text:visited-style-name="Index_20_Link">Capa<text:tab/>5</text:a></text:p>
          <text:p text:style-name="P74"><text:a xlink:type="simple" xlink:href="#__RefHeading___Toc1305_188003687" text:style-name="Index_20_Link" text:visited-style-name="Index_20_Link">Configurando os elementos da Capa<text:tab/>5</text:a></text:p>
          <text:p text:style-name="P75"><text:a xlink:type="simple" xlink:href="#__RefHeading___Toc713_264611400" text:style-name="Index_20_Link" text:visited-style-name="Index_20_Link">Texto ou Textual<text:tab/>7</text:a></text:p>
          <text:p text:style-name="P75"><text:a xlink:type="simple" xlink:href="#__RefHeading___Toc1002_1676333243" text:style-name="Index_20_Link" text:visited-style-name="Index_20_Link">Capítulos e seções<text:tab/>8</text:a></text:p>
          <text:p text:style-name="P75"><text:a xlink:type="simple" xlink:href="#__RefHeading___Toc1004_1676333243" text:style-name="Index_20_Link" text:visited-style-name="Index_20_Link">Listas<text:tab/>9</text:a></text:p>
          <text:p text:style-name="P74"><text:a xlink:type="simple" xlink:href="#__RefHeading___Toc1006_1676333243" text:style-name="Index_20_Link" text:visited-style-name="Index_20_Link">Listas não ordenadas<text:tab/>9</text:a></text:p>
          <text:p text:style-name="P74"><text:a xlink:type="simple" xlink:href="#__RefHeading___Toc1008_1676333243" text:style-name="Index_20_Link" text:visited-style-name="Index_20_Link">Lista ordenada numericamente<text:tab/>9</text:a></text:p>
          <text:p text:style-name="P74"><text:a xlink:type="simple" xlink:href="#__RefHeading___Toc1010_1676333243" text:style-name="Index_20_Link" text:visited-style-name="Index_20_Link">Lista ordenada por letras<text:tab/>9</text:a></text:p>
          <text:p text:style-name="P74"><text:a xlink:type="simple" xlink:href="#__RefHeading___Toc915_1711771620" text:style-name="Index_20_Link" text:visited-style-name="Index_20_Link">Lista com parágrafos entre os itens<text:tab/>10</text:a></text:p>
          <text:p text:style-name="P74"><text:a xlink:type="simple" xlink:href="#__RefHeading___Toc1012_1676333243" text:style-name="Index_20_Link" text:visited-style-name="Index_20_Link">Documentação externa<text:tab/>11</text:a></text:p>
          <text:p text:style-name="P74"><text:a xlink:type="simple" xlink:href="#__RefHeading___Toc917_1711771620" text:style-name="Index_20_Link" text:visited-style-name="Index_20_Link">Minhas listas<text:tab/>12</text:a></text:p>
          <text:p text:style-name="P75"><text:a xlink:type="simple" xlink:href="#__RefHeading___Toc919_1711771620" text:style-name="Index_20_Link" text:visited-style-name="Index_20_Link">Citações<text:tab/>13</text:a></text:p>
          <text:p text:style-name="P74"><text:a xlink:type="simple" xlink:href="#__RefHeading___Toc921_1711771620" text:style-name="Index_20_Link" text:visited-style-name="Index_20_Link">O que são citações diretas e citações indiretas?<text:tab/>13</text:a></text:p>
          <text:p text:style-name="P75"><text:a xlink:type="simple" xlink:href="#__RefHeading___Toc205_1414260196" text:style-name="Index_20_Link" text:visited-style-name="Index_20_Link">Lista de abreviaturas e siglas (opcional)<text:tab/>14</text:a></text:p>
          <text:p text:style-name="P75"><text:a xlink:type="simple" xlink:href="#__RefHeading___Toc547_188003687" text:style-name="Index_20_Link" text:visited-style-name="Index_20_Link">Folha de aprovação<text:tab/>15</text:a></text:p>
          <text:p text:style-name="P74"><text:a xlink:type="simple" xlink:href="#__RefHeading___Toc549_188003687" text:style-name="Index_20_Link" text:visited-style-name="Index_20_Link">O que é a folha de aprovação?<text:tab/>15</text:a></text:p>
          <text:p text:style-name="P74"><text:a xlink:type="simple" xlink:href="#__RefHeading___Toc779_188003687" text:style-name="Index_20_Link" text:visited-style-name="Index_20_Link">Configurar geração/utilização da folha de aprovação<text:tab/>15</text:a></text:p>
          <text:p text:style-name="P74"><text:a xlink:type="simple" xlink:href="#__RefHeading___Toc791_188003687" text:style-name="Index_20_Link" text:visited-style-name="Index_20_Link">Utilizar folha de aprovação escaneada<text:tab/>16</text:a></text:p>
          <text:p text:style-name="P75"><text:a xlink:type="simple" xlink:href="#__RefHeading___Toc553_188003687" text:style-name="Index_20_Link" text:visited-style-name="Index_20_Link">Errata<text:tab/>17</text:a></text:p>
          <text:p text:style-name="P74"><text:a xlink:type="simple" xlink:href="#__RefHeading___Toc555_188003687" text:style-name="Index_20_Link" text:visited-style-name="Index_20_Link">O que é Errata e quando utilizá-la?<text:tab/>17</text:a></text:p>
          <text:p text:style-name="P74"><text:a xlink:type="simple" xlink:href="#__RefHeading___Toc557_188003687" text:style-name="Index_20_Link" text:visited-style-name="Index_20_Link">Como e aonde escrever a Errata<text:tab/>17</text:a></text:p>
        </text:index-body>
      </text:table-of-content>
      <text:h text:style-name="P90" text:outline-level="1"><text:bookmark-start text:name="__RefHeading___Toc915_188003687"/>Sobre este documento<text:bookmark-end text:name="__RefHeading___Toc915_188003687"/></text:h>
      <text:p text:style-name="P39">Este documento foi criado para auxiliá-lo durante a elaboração do seu trabalho acadêmico. <text:span text:style-name="T56">Segundo as normas da ABNT (ABNT NBR 14724:2011), um trabalho acadêmico deve seguir a seguinte estrutura:</text:span></text:p>
      <text:p text:style-name="P40"><draw:frame draw:style-name="fr1" draw:name="Figura5" text:anchor-type="as-char" svg:width="8.551cm" svg:height="8.481cm" draw:z-index="34"><draw:image xlink:href="../imagens/configuracao/trabalho-academico-elementos.png" xlink:type="simple" xlink:show="embed" xlink:actuate="onLoad"/></draw:frame></text:p>
      <text:p text:style-name="P39"/>
      <text:p text:style-name="P42">Portanto, esse documento:</text:p>
      <text:list xml:id="list8643243681584611511" text:style-name="L2">
        <text:list-item>
          <text:p text:style-name="P82">Configura a geração do documento</text:p>
        </text:list-item>
        <text:list-item>
          <text:p text:style-name="P82">Fornece <text:span text:style-name="T49">informações para auxiliá-lo a elaborar o seu trabalho</text:span></text:p>
        </text:list-item>
        <text:list-item>
          <text:p text:style-name="P83">Foi elaborado para ser acessado através do Sumário <text:span text:style-name="T50">ou Marcadores</text:span></text:p>
        </text:list-item>
        <text:list-item>
          <text:p text:style-name="P84">Ele foi organizado buscando seguir a ordem natural da<text:span text:style-name="T51">s ações do autor durante</text:span> elaboração do trabalho acadêmico, em vez da ordem d<text:span text:style-name="T51">e apresentação do documento</text:span> <text:span text:style-name="T53">segundo a Norma </text:span>(por exemplo, <text:span text:style-name="T52">embora</text:span> a folha de aprovação <text:span text:style-name="T52">e </text:span>a errata <text:span text:style-name="T52">devem ser apresentadas no início do documento final, o autor só irá precisar delas nos estágio final do trabalho, portanto elas serão apresentadas e configuradas no final deste documento</text:span>).</text:p>
        </text:list-item>
      </text:list>
      <text:h text:style-name="P100" text:outline-level="2"><text:bookmark-start text:name="__RefHeading___Toc609_1990148233"/><text:span text:style-name="T58">Vigência das </text:span>Normas da ABNT<text:bookmark-end text:name="__RefHeading___Toc609_1990148233"/></text:h>
      <text:p text:style-name="P42">Algumas pessoas confundem <text:span text:style-name="T37">o ano de publicação</text:span> das Normas da ABNT com a sua <text:span text:style-name="T3">vigência</text:span>. Por exemplo, este documento foi baseado na Norma <text:span text:style-name="T3">ABNT NBR 14724:2011</text:span>. Apesar dela ter sido publicada em <text:span text:style-name="T3">2011</text:span>, ela ainda <text:span text:style-name="T3">continua em vigor</text:span>.</text:p>
      <text:p text:style-name="P43">Caso tenha dúvidas sobre a vigência das normas, recomendamos acessar o catálogo da ABNT em <text:a xlink:type="simple" xlink:href="http://www.abntcatalogo.com.br/" text:style-name="Internet_20_link" text:visited-style-name="Visited_20_Internet_20_Link"><text:span text:style-name="T59">http://www.abntcatalogo.com.br/</text:span></text:a><text:span text:style-name="T59"> </text:span>e pesquisar por “trabalhos acadêmicos”, você obterá um resultado similar ao seguinte:</text:p>
      <text:p text:style-name="P44"><draw:frame draw:style-name="fr2" draw:name="Figura6" text:anchor-type="paragraph" svg:width="14.72cm" svg:height="10.155cm" draw:z-index="17"><draw:image xlink:href="../imagens/configuracao/consulta-vigencia-normas-abnt.png" xlink:type="simple" xlink:show="embed" xlink:actuate="onLoad"/></draw:frame><text:soft-page-break/>N<text:span text:style-name="T57">e</text:span>ssa consulta, realizada em 2016, podemos verificar que há normas desde 2002 que estão em vigor.</text:p>
      <text:h text:style-name="P91" text:outline-level="1"><text:bookmark-start text:name="__RefHeading___Toc145_1503849157"/><text:span text:style-name="T32">Aprendendo a editar</text:span> e salva<text:span text:style-name="T32">r</text:span> as configurações<text:bookmark-end text:name="__RefHeading___Toc145_1503849157"/></text:h>
      <text:p text:style-name="P11">O sistema de geração do trabalho irá LER as configurações a partir do arquivo <text:span text:style-name="T3">configuracao.pdf</text:span>. Para salvar as alterações realizadas n<text:span text:style-name="T12">esse</text:span> arquivo é necessário utilizar um editor que possibilite salvar as alterações realizadas <text:span text:style-name="T54">em arquivos PDF</text:span>.</text:p>
      <text:p text:style-name="P13"><text:span text:style-name="T63">Teste o seu editor e</text:span>screv<text:span text:style-name="T63">endo</text:span> o seu <text:span text:style-name="T23">primeiro </text:span><text:span text:style-name="T19">nome</text:span> no campo de formulário abaixo e <text:span text:style-name="T24">teste</text:span><text:span text:style-name="T19"> salvar </text:span><text:span text:style-name="T25">esse</text:span><text:span text:style-name="T19"> arquivo</text:span>:</text:p>
      <text:p text:style-name="P13">Nome:</text:p>
      <text:p text:style-name="P13"><draw:control text:anchor-type="as-char" draw:z-index="1" draw:name="Forma5" draw:style-name="gr1" draw:text-style-name="P116" svg:width="16.934cm" svg:height="0.795cm" draw:control="control2"/></text:p>
      <text:p text:style-name="P14">Lembre-se que o nome do arquivo salvo deve ser <text:span text:style-name="T4">configuracao.pdf</text:span><text:span text:style-name="T16"> </text:span><text:span text:style-name="T17">e salvo DENTRO da pasta do trabalho.</text:span></text:p>
      <text:p text:style-name="P18">Na seção a seguir são apresentados editores de PDF que você pode utilizar, caso não tenha conseguido salvar o arquivo.</text:p>
      <text:h text:style-name="P101" text:outline-level="2"><text:bookmark-start text:name="__RefHeading___Toc147_1503849157"/>Editor<text:span text:style-name="T11">es</text:span> <text:span text:style-name="T30">de PDF</text:span><text:bookmark-end text:name="__RefHeading___Toc147_1503849157"/></text:h>
      <text:p text:style-name="P12"><text:span text:style-name="T3">PDF-XChange Viewer</text:span>: <text:span text:style-name="T21">este editor é o </text:span><text:span text:style-name="T29">mais recomendado</text:span><text:span text:style-name="T11">, pois é gratuito e compatível com o Windows e Linux (através do wine). Caso ainda não tenha, você pode baixá-lo em </text:span><text:a xlink:type="simple" xlink:href="http://www.tracker-software.com/product/pdf-xchange-viewer" text:style-name="Internet_20_link" text:visited-style-name="Visited_20_Internet_20_Link"><text:span text:style-name="T11">http://www.tracker-software.com/product/pdf-xchange-viewer</text:span></text:a><text:span text:style-name="T11">. Com este editor é possível salvar o arquivo PDF sem diálogo de confirmação.</text:span></text:p>
      <text:p text:style-name="P15"><text:span text:style-name="T5">Evince</text:span><text:span text:style-name="T18">: este editor permite a alteração do formulário e salvar o PDF. No entanto, a operação de salvar sempre invoca o </text:span><text:span text:style-name="T20">Salvar como...</text:span><text:span text:style-name="T18">, e portanto tempos que escolher o diretório apropriado e sobrescrever o arquivo anterior. Além disso, em algumas distribuições as caixas de seleção não apresentam o estado de selecionado apropriadamente. Verifique se a caixa abaixo funciona com seu editor alterando o valor da caixa a seguir:</text:span></text:p>
      <text:p text:style-name="P49">No Ubuntu ele é o visualizador padrão de PDFs. Apesar destes inconvenientes, ele pode ser utilizado caso não tenha permissão de instalar o PDF-XChange Viewer.</text:p>
      <text:h text:style-name="Heading_20_1" text:outline-level="1"><text:bookmark-start text:name="__RefHeading___Toc539_188003687"/>Capa<text:bookmark-end text:name="__RefHeading___Toc539_188003687"/></text:h>
      <text:p text:style-name="P24"><text:bookmark-start text:name="__RefHeading___Toc546_264611400"/>Os elementos para configuração da capa são: <text:span text:style-name="T19">Nome da Instituição, Nome do Autor, Título, Cidade da Instituição e Ano</text:span> <text:span text:style-name="T36">(ABNT NBR 14724:2011, 4.1.1 Capa)</text:span>.<text:bookmark-end text:name="__RefHeading___Toc546_264611400"/></text:p>
      <text:p text:style-name="P21"><draw:frame draw:style-name="fr3" draw:name="Figura2" text:anchor-type="as-char" svg:width="5.438cm" svg:height="7.137cm" draw:z-index="4"><draw:image xlink:href="../imagens/configuracao/capa.png" xlink:type="simple" xlink:show="embed" xlink:actuate="onLoad"/></draw:frame></text:p>
      <text:p text:style-name="P23"/>
      <text:h text:style-name="P102" text:outline-level="2"><text:bookmark-start text:name="__RefHeading___Toc1305_188003687"/>Configurando os elementos da Capa<text:bookmark-end text:name="__RefHeading___Toc1305_188003687"/></text:h>
      <text:p text:style-name="P38">Os elementos configurados aqui serão utilizados no documento inteiro, sempre que necessário.</text:p>
      <text:h text:style-name="Heading_20_3" text:outline-level="3"><text:bookmark-start text:name="__RefHeading___Toc541_188003687"/>Instituição<text:bookmark-end text:name="__RefHeading___Toc541_188003687"/></text:h>
      <text:p text:style-name="P26">Atualize o campo abaixo com o nome da sua instituição:<text:line-break/><draw:control text:anchor-type="as-char" draw:z-index="7" draw:name="Forma1" draw:style-name="gr1" draw:text-style-name="P116" svg:width="16.999cm" svg:height="0.757cm" draw:control="control7"/></text:p>
      <text:h text:style-name="Heading_20_3" text:outline-level="3"><text:bookmark-start text:name="__RefHeading___Toc543_188003687"/>Autor<text:bookmark-end text:name="__RefHeading___Toc543_188003687"/></text:h>
      <text:p text:style-name="P25">Atualize o campo abaixo com o nome completo do autor do trabalho:<text:line-break/><draw:control text:anchor-type="as-char" draw:z-index="6" draw:name="Forma1" draw:style-name="gr1" draw:text-style-name="P116" svg:width="16.999cm" svg:height="0.757cm" draw:control="control6"/></text:p>
      <text:h text:style-name="Heading_20_3" text:outline-level="3"><text:bookmark-start text:name="__RefHeading___Toc236_188003687"/>Título<text:bookmark-end text:name="__RefHeading___Toc236_188003687"/></text:h>
      <text:p text:style-name="P16"><text:span text:style-name="T34">Escreva um </text:span><text:span text:style-name="T38">título</text:span><text:span text:style-name="T22"> </text:span><text:span text:style-name="T34">para o seu trabalho:<text:line-break/></text:span><text:span text:style-name="T34"><draw:control text:anchor-type="as-char" draw:z-index="2" draw:name="Forma1" draw:style-name="gr1" draw:text-style-name="P116" svg:width="16.999cm" svg:height="0.757cm" draw:control="control3"/></text:span></text:p>
      <text:h text:style-name="Heading_20_3" text:outline-level="3"><text:bookmark-start text:name="__RefHeading___Toc545_188003687"/>Local<text:bookmark-end text:name="__RefHeading___Toc545_188003687"/></text:h>
      <text:p text:style-name="P27">Escreva o nome da cidade aonde o trabalho será apresentado:<text:line-break/><draw:control text:anchor-type="as-char" draw:z-index="5" draw:name="Forma1" draw:style-name="gr1" draw:text-style-name="P116" svg:width="16.999cm" svg:height="0.757cm" draw:control="control5"/></text:p>
      <text:h text:style-name="Heading_20_3" text:outline-level="3"><text:bookmark-start text:name="__RefHeading___Toc238_188003687"/><text:soft-page-break/>Ano da apresentação<text:bookmark-end text:name="__RefHeading___Toc238_188003687"/></text:h>
      <text:p text:style-name="P19">Segundo as normas da ABNT, <text:span text:style-name="T35">a capa do trabalho deve conter o ano de entrega do trabalho (ABNT NBR 14724:2011, 4.1.1 Capa).</text:span></text:p>
      <text:p text:style-name="P17">Atualize o ano <text:span text:style-name="T48">(Ex: </text:span><text:span text:style-name="T48"><text:date style:data-style-name="N10107" text:date-value="2016-07-14T16:43:44.526913510">2016</text:date></text:span><text:span text:style-name="T48">)</text:span>:</text:p>
      <text:p text:style-name="P1"><draw:control text:anchor-type="as-char" draw:z-index="3" draw:name="Forma1" draw:style-name="gr1" draw:text-style-name="P117" svg:width="16.999cm" svg:height="0.757cm" draw:control="control4"/></text:p>
      <text:h text:style-name="P92" text:outline-level="1"><text:bookmark-start text:name="__RefHeading___Toc713_264611400"/>Texto ou Textual<text:bookmark-end text:name="__RefHeading___Toc713_264611400"/></text:h>
      <text:p text:style-name="P41"><text:span text:style-name="T55">Todo o texto do trabalho (correspondente aos Elementos Textuais da ABNT) será digitado no arquivo </text:span><text:span text:style-name="Source_20_Text"><text:span text:style-name="T8">trabalho-academico.md</text:span></text:span><text:span text:style-name="T55">.</text:span></text:p>
      <text:p text:style-name="P22"><draw:frame draw:style-name="fr1" draw:name="Figura4" text:anchor-type="as-char" svg:width="8.551cm" svg:height="8.481cm" draw:z-index="27"><draw:image xlink:href="../imagens/configuracao/trabalho-academico-elementos.png" xlink:type="simple" xlink:show="embed" xlink:actuate="onLoad"/></draw:frame></text:p>
      <text:p text:style-name="P45">Embora a norma mencionar apenas três partes dos elementos textuais (Introdução, Desenvolvimento e Conclusão), <text:span text:style-name="T3">isto não significa que devemos criar apenas três capítulos</text:span>. O elemento <text:span text:style-name="T19">Desenvolvimento</text:span> costuma ser composto por outros capítulos, de <text:span text:style-name="T60">acordo com o estilo </text:span>do autor.</text:p>
      <text:h text:style-name="P93" text:outline-level="1"><text:bookmark-start text:name="__RefHeading___Toc1002_1676333243"/>Capítulos e seções<text:bookmark-end text:name="__RefHeading___Toc1002_1676333243"/></text:h>
      <table:table table:name="Tabela2" table:style-name="Tabela2">
        <table:table-column table:style-name="Tabela2.A"/>
        <table:table-row>
          <table:table-cell table:style-name="Tabela2.A1" office:value-type="string">
            <text:p text:style-name="P57">Como inserir os capítulos e seções</text:p>
          </table:table-cell>
        </table:table-row>
        <table:table-row>
          <table:table-cell table:style-name="Tabela2.A2" office:value-type="string">
            <text:p text:style-name="P63"># Título do Capítulo</text:p>
            <text:p text:style-name="P63"/>
            <text:p text:style-name="P63">## Título da seção</text:p>
            <text:p text:style-name="P63"/>
            <text:p text:style-name="P63">### Título da subseção</text:p>
            <text:p text:style-name="P63"/>
            <text:p text:style-name="P63">#### Título da subsubseção</text:p>
            <text:p text:style-name="P63"/>
            <text:p text:style-name="P63"><text:span text:style-name="T61">#</text:span>#### Título da <text:span text:style-name="T61">seção quinária</text:span></text:p>
          </table:table-cell>
        </table:table-row>
        <table:table-row>
          <table:table-cell table:style-name="Tabela2.A2" office:value-type="string">
            <text:p text:style-name="P57">Como será apresentado</text:p>
          </table:table-cell>
        </table:table-row>
        <table:table-row>
          <table:table-cell table:style-name="Tabela2.A2" office:value-type="string">
            <text:p text:style-name="P61"><draw:frame draw:style-name="fr1" draw:name="Figura7" text:anchor-type="as-char" svg:width="6.426cm" svg:height="5.121cm" draw:z-index="28"><draw:image xlink:href="../imagens/configuracao/capitulos-e-secoes.png" xlink:type="simple" xlink:show="embed" xlink:actuate="onLoad"/></draw:frame></text:p>
          </table:table-cell>
        </table:table-row>
      </table:table>
      <text:p text:style-name="P47">É recomendado que seja incluído uma linha em branco após os títulos.</text:p>
      <text:p text:style-name="P46">A<text:span text:style-name="T64">s</text:span> formataç<text:span text:style-name="T64">ões</text:span> e numeraç<text:span text:style-name="T64">ões</text:span> apropriada serão aplicadas automaticamente durante a geração do trabalho. Segue exemplo de capítulos e seções reais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reformatted_20_Text"># Introdução</text:p>
            <text:p text:style-name="Preformatted_20_Text"/>
            <text:p text:style-name="Preformatted_20_Text">## Motivação</text:p>
            <text:p text:style-name="Preformatted_20_Text"/>
            <text:p text:style-name="Preformatted_20_Text">## Objetivos</text:p>
            <text:p text:style-name="Preformatted_20_Text"/>
            <text:p text:style-name="Preformatted_20_Text">### Objetivo geral</text:p>
            <text:p text:style-name="Preformatted_20_Text"/>
            <text:p text:style-name="Preformatted_20_Text">### Objetivos específicos</text:p>
            <text:p text:style-name="Preformatted_20_Text"/>
            <text:p text:style-name="Preformatted_20_Text"># Fundamentação teórica</text:p>
          </table:table-cell>
        </table:table-row>
      </table:table>
      <text:h text:style-name="P94" text:outline-level="1"><text:bookmark-start text:name="__RefHeading___Toc1004_1676333243"/>Listas<text:bookmark-end text:name="__RefHeading___Toc1004_1676333243"/></text:h>
      <text:h text:style-name="Heading_20_2" text:outline-level="2"><text:bookmark-start text:name="__RefHeading___Toc1006_1676333243"/>Listas não ordenadas<text:bookmark-end text:name="__RefHeading___Toc1006_1676333243"/></text:h>
      <table:table table:name="Tabela7" table:style-name="Tabela7">
        <table:table-column table:style-name="Tabela7.A"/>
        <table:table-row>
          <table:table-cell table:style-name="Tabela7.A1" office:value-type="string">
            <text:p text:style-name="P58">Como inserir <text:span text:style-name="T65">listas não ordenadas</text:span></text:p>
          </table:table-cell>
        </table:table-row>
        <table:table-row>
          <table:table-cell table:style-name="Tabela7.A2" office:value-type="string">
            <text:p text:style-name="P62">- Objetivo 1;</text:p>
            <text:p text:style-name="P62">- Objetivo 2;</text:p>
            <text:p text:style-name="P62">- Objetivo 3.</text:p>
          </table:table-cell>
        </table:table-row>
        <table:table-row>
          <table:table-cell table:style-name="Tabela7.A2" office:value-type="string">
            <text:p text:style-name="P58">Como será apresentad<text:span text:style-name="T66">a</text:span></text:p>
          </table:table-cell>
        </table:table-row>
        <table:table-row>
          <table:table-cell table:style-name="Tabela7.A2" office:value-type="string">
            <text:p text:style-name="P64"><draw:frame draw:style-name="fr1" draw:name="Figura8" text:anchor-type="as-char" svg:width="3.096cm" svg:height="2.201cm" draw:z-index="29"><draw:image xlink:href="../imagens/configuracao/lista-nao-ordenada.png" xlink:type="simple" xlink:show="embed" xlink:actuate="onLoad"/></draw:frame></text:p>
          </table:table-cell>
        </table:table-row>
      </table:table>
      <text:h text:style-name="Heading_20_2" text:outline-level="2"><text:bookmark-start text:name="__RefHeading___Toc1008_1676333243"/>Lista ordenada numericamente<text:bookmark-end text:name="__RefHeading___Toc1008_1676333243"/></text:h>
      <table:table table:name="Tabela4" table:style-name="Tabela4">
        <table:table-column table:style-name="Tabela4.A"/>
        <table:table-row>
          <table:table-cell table:style-name="Tabela4.A1" office:value-type="string">
            <text:p text:style-name="P59">Como inserir</text:p>
          </table:table-cell>
        </table:table-row>
        <table:table-row>
          <table:table-cell table:style-name="Tabela4.A2" office:value-type="string">
            <text:p text:style-name="P66">1. Primeiro item da lista;</text:p>
            <text:p text:style-name="P66">2. Segundo item da lista;</text:p>
            <text:p text:style-name="P66">3. Terceiro item da lista.</text:p>
          </table:table-cell>
        </table:table-row>
        <table:table-row>
          <table:table-cell table:style-name="Tabela4.A2" office:value-type="string">
            <text:p text:style-name="P59">Como será apresentad<text:span text:style-name="T66">a</text:span></text:p>
          </table:table-cell>
        </table:table-row>
        <table:table-row>
          <table:table-cell table:style-name="Tabela4.A2" office:value-type="string">
            <text:p text:style-name="P65"><draw:frame draw:style-name="fr4" draw:name="Figura9" text:anchor-type="as-char" svg:y="-2.295cm" svg:width="5.44cm" svg:height="2.295cm" draw:z-index="30"><draw:image xlink:href="../imagens/configuracao/lista-ordenada-numericamente1.png" xlink:type="simple" xlink:show="embed" xlink:actuate="onLoad"/></draw:frame></text:p>
          </table:table-cell>
        </table:table-row>
      </table:table>
      <text:h text:style-name="P103" text:outline-level="2"><text:bookmark-start text:name="__RefHeading___Toc1010_1676333243"/>Lista ordenada por letras<text:bookmark-end text:name="__RefHeading___Toc1010_1676333243"/></text:h>
      <table:table table:name="Tabela8" table:style-name="Tabela8">
        <table:table-column table:style-name="Tabela8.A"/>
        <table:table-row>
          <table:table-cell table:style-name="Tabela8.A1" office:value-type="string">
            <text:p text:style-name="P59">Como inserir</text:p>
          </table:table-cell>
        </table:table-row>
        <table:table-row>
          <table:table-cell table:style-name="Tabela8.A2" office:value-type="string">
            <text:p text:style-name="P67">a. Primeiro item da lista;</text:p>
            <text:p text:style-name="P67">b. Segundo item da lista;</text:p>
            <text:p text:style-name="P67">c. Terceiro item da lista.</text:p>
          </table:table-cell>
        </table:table-row>
        <table:table-row>
          <table:table-cell table:style-name="Tabela8.A2" office:value-type="string">
            <text:p text:style-name="P59">Como será apresentad<text:span text:style-name="T66">a</text:span></text:p>
          </table:table-cell>
        </table:table-row>
        <table:table-row>
          <table:table-cell table:style-name="Tabela8.A2" office:value-type="string">
            <text:p text:style-name="P65"><draw:frame draw:style-name="fr1" draw:name="Figura10" text:anchor-type="as-char" svg:width="5.085cm" svg:height="1.894cm" draw:z-index="31"><draw:image xlink:href="../imagens/configuracao/lista-ordenada-por-letras-ponto.png" xlink:type="simple" xlink:show="embed" xlink:actuate="onLoad"/></draw:frame></text:p>
          </table:table-cell>
        </table:table-row>
        <table:table-row>
          <table:table-cell table:style-name="Tabela8.A2" office:value-type="string">
            <text:p text:style-name="P59">Como inserir</text:p>
          </table:table-cell>
        </table:table-row>
        <table:table-row>
          <table:table-cell table:style-name="Tabela8.A2" office:value-type="string">
            <text:p text:style-name="P68">a) Primeiro item da lista;</text:p>
            <text:p text:style-name="P68">b) Segundo item da lista;</text:p>
            <text:p text:style-name="P68">c) Terceiro item da lista.</text:p>
          </table:table-cell>
        </table:table-row>
        <table:table-row>
          <table:table-cell table:style-name="Tabela8.A2" office:value-type="string">
            <text:p text:style-name="P59">Como será apresentad<text:span text:style-name="T66">a</text:span></text:p>
          </table:table-cell>
        </table:table-row>
        <table:table-row>
          <table:table-cell table:style-name="Tabela8.A2" office:value-type="string">
            <text:p text:style-name="P65"><draw:frame draw:style-name="fr1" draw:name="Figura12" text:anchor-type="as-char" svg:width="5.151cm" svg:height="2.131cm" draw:z-index="32"><draw:image xlink:href="../imagens/configuracao/lista-ordenada-por-letras-parentese.png" xlink:type="simple" xlink:show="embed" xlink:actuate="onLoad"/></draw:frame></text:p>
          </table:table-cell>
        </table:table-row>
      </table:table>
      <text:h text:style-name="P104" text:outline-level="2"><text:bookmark-start text:name="__RefHeading___Toc915_1711771620"/><text:soft-page-break/>Lista <text:span text:style-name="T69">com parágrafos entre os itens</text:span><text:bookmark-end text:name="__RefHeading___Toc915_1711771620"/></text:h>
      <text:p text:style-name="P71"><text:span text:style-name="T69">Para adicionar um parágrafo de texto referente ao item, esse parágrafo deve </text:span><text:span text:style-name="T9">iniciar com 4 espaços</text:span><text:span text:style-name="T69">.</text:span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60">Como inserir</text:p>
          </table:table-cell>
        </table:table-row>
        <table:table-row>
          <table:table-cell table:style-name="Tabela6.A2" office:value-type="string">
            <text:p text:style-name="P70">Parágrafo normal antes da lista, ele tem o propósito de demonstrar o espaçamento da lista em relação a um parágrafo normal.</text:p>
            <text:p text:style-name="P70"/>
            <text:p text:style-name="P70">1. Primeiro item da lista;</text:p>
            <text:p text:style-name="P70"/>
            <text:p text:style-name="P70"><text:s text:c="4"/>Texto sobre o primeiro item da lista.</text:p>
            <text:p text:style-name="P70"/>
            <text:p text:style-name="P70">2. Segundo item da lista;</text:p>
            <text:p text:style-name="P70"/>
            <text:p text:style-name="P70"><text:s text:c="4"/>Texto sobre o segundo item.</text:p>
            <text:p text:style-name="P70"/>
            <text:p text:style-name="P70">3. Terceiro item da lista.</text:p>
            <text:p text:style-name="P70"/>
            <text:p text:style-name="P70"><text:s text:c="4"/>Texto sobre o terceiro item.</text:p>
            <text:p text:style-name="P70"/>
            <text:p text:style-name="P70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6.A2" office:value-type="string">
            <text:p text:style-name="P60">Como será apresentad<text:span text:style-name="T66">a</text:span></text:p>
          </table:table-cell>
        </table:table-row>
        <table:table-row>
          <table:table-cell table:style-name="Tabela6.A2" office:value-type="string">
            <text:p text:style-name="P69"><draw:frame draw:style-name="fr1" draw:name="Figura13" text:anchor-type="as-char" svg:width="16.582cm" svg:height="9.798cm" draw:z-index="33"><draw:image xlink:href="../imagens/configuracao/lista-com-paragrafo-sobre-os-itens1.png" xlink:type="simple" xlink:show="embed" xlink:actuate="onLoad"/></draw:frame></text:p>
          </table:table-cell>
        </table:table-row>
      </table:table>
      <text:p text:style-name="Text_20_body"/>
      <table:table table:name="Tabela9" table:style-name="Tabela9">
        <table:table-column table:style-name="Tabela9.A"/>
        <table:table-header-rows>
          <text:soft-page-break/>
          <table:table-row>
            <table:table-cell table:style-name="Tabela9.A1" office:value-type="string">
              <text:p text:style-name="P60">Como inserir</text:p>
            </table:table-cell>
          </table:table-row>
        </table:table-header-rows>
        <table:table-row>
          <table:table-cell table:style-name="Tabela9.A2" office:value-type="string">
            <text:p text:style-name="P70">Parágrafo normal antes da lista, ele tem o propósito de demonstrar o espaçamento da lista em relação a um parágrafo normal.</text:p>
            <text:p text:style-name="P70"/>
            <text:p text:style-name="P70">a) Primeiro item da lista;</text:p>
            <text:p text:style-name="P70"/>
            <text:p text:style-name="P70"><text:s text:c="4"/>Texto sobre o primeiro item da lista.</text:p>
            <text:p text:style-name="P70"/>
            <text:p text:style-name="P70">b) Segundo item da lista;</text:p>
            <text:p text:style-name="P70"/>
            <text:p text:style-name="P70"><text:s text:c="4"/>Texto sobre o segundo item.</text:p>
            <text:p text:style-name="P70"/>
            <text:p text:style-name="P70">c) Terceiro item da lista.</text:p>
            <text:p text:style-name="P70"/>
            <text:p text:style-name="P70"><text:s text:c="4"/>Texto sobre o terceiro item.</text:p>
            <text:p text:style-name="P70"/>
            <text:p text:style-name="P70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9.A2" office:value-type="string">
            <text:p text:style-name="P60">Como será apresentad<text:span text:style-name="T66">a</text:span></text:p>
          </table:table-cell>
        </table:table-row>
        <table:table-row>
          <table:table-cell table:style-name="Tabela9.A2" office:value-type="string">
            <text:p text:style-name="P69"><draw:frame draw:style-name="fr5" draw:name="Figura14" text:anchor-type="paragraph" svg:width="16.806cm" svg:height="9.689cm" draw:z-index="19"><draw:image xlink:href="../imagens/configuracao/lista-com-paragrafo-sobre-os-itens2.png" xlink:type="simple" xlink:show="embed" xlink:actuate="onLoad"/></draw:frame></text:p>
          </table:table-cell>
        </table:table-row>
      </table:table>
      <text:h text:style-name="P105" text:outline-level="2"><text:bookmark-start text:name="__RefHeading___Toc1012_1676333243"/>Documentação externa<text:bookmark-end text:name="__RefHeading___Toc1012_1676333243"/></text:h>
      <text:p text:style-name="P48">Para maiores detalhes, <text:a xlink:type="simple" xlink:href="http://pandoc.org/README.html#lists" text:style-name="Internet_20_link" text:visited-style-name="Visited_20_Internet_20_Link">consultar a documentação do pandoc sobre listas</text:a> <text:span text:style-name="T62">(em inglês).</text:span></text:p>
      <text:h text:style-name="P111" text:outline-level="2"><text:bookmark-start text:name="__RefHeading___Toc917_1711771620"/>Minhas listas<text:bookmark-end text:name="__RefHeading___Toc917_1711771620"/></text:h>
      <text:p text:style-name="P50"><text:span text:style-name="T68">Edite</text:span> o espaço a seguir para salvar <text:span text:style-name="T67">suas próprias </text:span>listas:</text:p>
      <text:p text:style-name="P50"><draw:control text:anchor-type="as-char" svg:y="-7.228cm" draw:z-index="18" draw:name="Forma2" draw:style-name="gr3" draw:text-style-name="P119" svg:width="16.971cm" svg:height="13.914cm" draw:control="control16"/></text:p>
      <text:h text:style-name="P95" text:outline-level="1"><text:bookmark-start text:name="__RefHeading___Toc919_1711771620"/>Citações<text:bookmark-end text:name="__RefHeading___Toc919_1711771620"/></text:h>
      <text:h text:style-name="P106" text:outline-level="2"><text:bookmark-start text:name="__RefHeading___Toc921_1711771620"/>O que são citações diretas e citações indiretas?<text:bookmark-end text:name="__RefHeading___Toc921_1711771620"/></text:h>
      <text:h text:style-name="P96" text:outline-level="1"><text:bookmark-start text:name="__RefHeading___Toc205_1414260196"/><text:span text:style-name="T2">Lista de abreviaturas e siglas</text:span> (opcional)<text:bookmark-end text:name="__RefHeading___Toc205_1414260196"/></text:h>
      <text:p text:style-name="P8">Segundo ABNT NBR 14724:2011 (4.2.1.11), as listas de siglas ou abreviaturas são opcionais.</text:p>
      <text:p text:style-name="P9"><text:span text:style-name="T3">SIGLA</text:span> <text:s/><text:span text:style-name="T3">:</text:span> <text:s/><text:span text:style-name="T3">Descrição</text:span></text:p>
      <text:p text:style-name="P9">Exemplo:</text:p>
      <text:p text:style-name="P9">ABNT: Associação Brasileira de Normas Técnicas<text:line-break/>abnTeX: ABsurdas Normas para TeX</text:p>
      <text:p text:style-name="P7"><draw:control text:anchor-type="as-char" draw:z-index="0" draw:name="Forma7" draw:style-name="gr1" draw:text-style-name="P116" svg:width="16.915cm" svg:height="6.293cm" draw:control="control1"/></text:p>
      <text:h text:style-name="P99" text:outline-level="1">Ficha catalográfica</text:h>
      <text:p text:style-name="P88"><text:span text:style-name="T90">A versão fina do trabalho deve incluir uma </text:span>filha catalográfica<text:span text:style-name="T90"> no verso da folha de rosto (</text:span>ABNT NBR 14724:2011, <text:span text:style-name="T90">4.2.1.1.2).</text:span></text:p>
      <text:p text:style-name="P87">A ficha catalográfica costuma ser elaborada pela(o) bibliotecária(o) da instituição.</text:p>
      <text:p text:style-name="P89">Você precisará salvar a ficha catalográfica que recebeu dentro da pasta <text:span text:style-name="T3">imagens</text:span><text:span text:style-name="T13">, com o nomeada </text:span><text:span text:style-name="T28">exatamente</text:span><text:span text:style-name="T13"> como: </text:span><text:span text:style-name="T3">ficha-catalografica.pdf</text:span></text:p>
      <text:p text:style-name="P89"><text:span text:style-name="T13">Selecione a opção “</text:span><text:span text:style-name="T28">Incluir ficha catalográfica</text:span><text:span text:style-name="T13">” abaixo para incluir o arquivo no seu trabalho:</text:span></text:p>
      <text:p text:style-name="P79"><text:span text:style-name="T13"><draw:control text:anchor-type="as-char" draw:z-index="35" draw:name="Forma11" draw:style-name="gr2" draw:text-style-name="P117" svg:width="16.999cm" svg:height="1.235cm" draw:control="control23"/></text:span></text:p>
      <text:p text:style-name="P89"><text:span text:style-name="T3">NOTE</text:span>: Caso tenha recebido-a como arquivo do Word, salve-a como PDF.</text:p>
      <text:p text:style-name="P89"/>
      <text:h text:style-name="P97" text:outline-level="1"><text:bookmark-start text:name="__RefHeading___Toc547_188003687"/>Folha de aprovação<text:bookmark-end text:name="__RefHeading___Toc547_188003687"/></text:h>
      <text:p text:style-name="P20"><text:bookmark-start text:name="__RefHeading___Toc551_188003687"/><draw:frame draw:style-name="fr1" draw:name="Figura3" text:anchor-type="as-char" svg:width="9.015cm" svg:height="10.418cm" draw:z-index="20"><draw:image xlink:href="../imagens/configuracao/folha-aprovacao.png" xlink:type="simple" xlink:show="embed" xlink:actuate="onLoad"/></draw:frame><text:bookmark-end text:name="__RefHeading___Toc551_188003687"/></text:p>
      <text:p text:style-name="P34">A folha de aprovação possui três peculiaridades:</text:p>
      <text:list xml:id="list2052772056982012575" text:style-name="L3">
        <text:list-item>
          <text:p text:style-name="P85">Ela precisará ser escaneada e incluída no trabalho com as assinaturas dos professores. <text:span text:style-name="T72">(ABNT NBR 14724:2011, 4.2.1.3 Folha de aprovação).</text:span></text:p>
        </text:list-item>
        <text:list-item>
          <text:p text:style-name="P86">Ela não pode ser gerada enquanto não houver uma definição da Banca Examinadora e data da apresentação.</text:p>
        </text:list-item>
        <text:list-item>
          <text:p text:style-name="P86">Você não precisa se preocupar com ela durante a elaboração do seu trabalho.</text:p>
        </text:list-item>
      </text:list>
      <text:h text:style-name="P107" text:outline-level="2"><text:bookmark-start text:name="__RefHeading___Toc779_188003687"/>Configurar geração/<text:span text:style-name="T46">utilização</text:span> da folha de aprovação<text:bookmark-end text:name="__RefHeading___Toc779_188003687"/></text:h>
      <text:p text:style-name="P2"><draw:control text:anchor-type="as-char" draw:z-index="15" draw:name="Forma11" draw:style-name="gr2" draw:text-style-name="P116" svg:width="16.999cm" svg:height="1.235cm" draw:control="control14"/></text:p>
      <text:p text:style-name="P34">Caso você opte por gerar a folha de apresentação, configure-a nas seções seguintes.</text:p>
      <text:h text:style-name="Heading_20_3" text:outline-level="3">Tipo do trabalho</text:h>
      <text:p text:style-name="P35"><text:span text:style-name="T33">Selecione o tipo do seu trabalho:<text:line-break/></text:span><text:span text:style-name="T33"><draw:control text:anchor-type="as-char" draw:z-index="16" draw:name="Forma9" draw:style-name="gr1" draw:text-style-name="P116" svg:width="17.01cm" svg:height="0.773cm" draw:control="control15"/></text:span></text:p>
      <text:h text:style-name="Heading_20_3" text:outline-level="3"><text:bookmark-start text:name="__RefHeading___Toc781_188003687"/>Data da aprovação<text:bookmark-end text:name="__RefHeading___Toc781_188003687"/></text:h>
      <text:p text:style-name="Text_20_body">Dia: <draw:control text:anchor-type="as-char" draw:z-index="9" draw:name="Forma10" draw:style-name="gr1" draw:text-style-name="P118" svg:width="2.488cm" svg:height="0.623cm" draw:control="control8"/> <text:span text:style-name="T44">Mês: </text:span><text:span text:style-name="T44"><draw:control text:anchor-type="as-char" draw:z-index="10" draw:name="Forma11" draw:style-name="gr1" draw:text-style-name="P117" svg:width="6.069cm" svg:height="0.604cm" draw:control="control9"/></text:span></text:p>
      <text:h text:style-name="Heading_20_3" text:outline-level="3"><text:bookmark-start text:name="__RefHeading___Toc783_188003687"/><text:soft-page-break/>Orientador<text:bookmark-end text:name="__RefHeading___Toc783_188003687"/></text:h>
      <text:p text:style-name="P33">Nome do Professor Orientador:<text:line-break/><draw:control text:anchor-type="as-char" draw:z-index="11" draw:name="Forma1" draw:style-name="gr1" draw:text-style-name="P116" svg:width="16.999cm" svg:height="0.757cm" draw:control="control10"/></text:p>
      <text:h text:style-name="P112" text:outline-level="3">Coorientador</text:h>
      <text:p text:style-name="P55"><text:span text:style-name="T89">Caso tenha um coorientador, preencha o nome dele (deixe vazio se não tiver):<text:line-break/></text:span><text:span text:style-name="T89"><draw:control text:anchor-type="as-char" draw:z-index="25" draw:name="Forma1" draw:style-name="gr1" draw:text-style-name="P116" svg:width="16.999cm" svg:height="0.757cm" draw:control="control21"/></text:span></text:p>
      <text:h text:style-name="Heading_20_3" text:outline-level="3"><text:bookmark-start text:name="__RefHeading___Toc785_188003687"/>Ava<text:span text:style-name="T45">liador1</text:span><text:bookmark-end text:name="__RefHeading___Toc785_188003687"/></text:h>
      <text:p text:style-name="P33">Nome do Professor Avaliador 1:<text:line-break/><draw:control text:anchor-type="as-char" draw:z-index="12" draw:name="Forma1" draw:style-name="gr1" draw:text-style-name="P116" svg:width="16.999cm" svg:height="0.757cm" draw:control="control11"/></text:p>
      <text:h text:style-name="Heading_20_3" text:outline-level="3"><text:bookmark-start text:name="__RefHeading___Toc787_188003687"/>Avaliador2<text:bookmark-end text:name="__RefHeading___Toc787_188003687"/></text:h>
      <text:p text:style-name="P33">Nome do Professor Avaliador 2:<text:line-break/><draw:control text:anchor-type="as-char" draw:z-index="13" draw:name="Forma1" draw:style-name="gr1" draw:text-style-name="P116" svg:width="16.999cm" svg:height="0.757cm" draw:control="control12"/></text:p>
      <text:h text:style-name="P113" text:outline-level="3">Avaliador3</text:h>
      <text:p text:style-name="P56">A maioria das bancas possui <text:span text:style-name="T19">apenas dois avaliadores</text:span>, caso tenha um terceiro preencha a seguir:<text:line-break/><draw:control text:anchor-type="as-char" draw:z-index="26" draw:name="Forma1" draw:style-name="gr1" draw:text-style-name="P116" svg:width="16.999cm" svg:height="0.757cm" draw:control="control22"/></text:p>
      <text:h text:style-name="Heading_20_3" text:outline-level="3"><text:bookmark-start text:name="__RefHeading___Toc789_188003687"/>T<text:span text:style-name="T71">i</text:span>tul<text:span text:style-name="T70">ação</text:span> obtid<text:span text:style-name="T70">a</text:span><text:bookmark-end text:name="__RefHeading___Toc789_188003687"/></text:h>
      <text:p text:style-name="P36">Qual o título que você irá obter ao final do curso? Exemplos de títulos são: Bacharel em Computação, Licenciatura em Letra em Inglês, Mestre em Ciências Biológicas, Doutor em Física.<text:line-break/><draw:control text:anchor-type="as-char" draw:z-index="14" draw:name="Forma1" draw:style-name="gr1" draw:text-style-name="P116" svg:width="16.999cm" svg:height="0.757cm" draw:control="control13"/></text:p>
      <text:h text:style-name="P114" text:outline-level="3">Monografia</text:h>
      <text:p text:style-name="P54">Qual o nome do seu curso?</text:p>
      <text:p text:style-name="P5"><draw:control text:anchor-type="as-char" draw:z-index="23" draw:name="Forma1" draw:style-name="gr1" draw:text-style-name="P116" svg:width="16.999cm" svg:height="0.757cm" draw:control="control19"/></text:p>
      <text:p text:style-name="P53">Caso o seu trabalho seja uma monografia o sistema utilizará as informações fornecidas <text:span text:style-name="T73">para gerar um </text:span>texto <text:span text:style-name="T73">similar ao seguinte</text:span>:</text:p>
      <text:p text:style-name="P76"><text:span text:style-name="T74">Monografia</text:span><text:span text:style-name="T79"> apresentada </text:span><text:span text:style-name="T80">ao </text:span><text:span text:style-name="T79">Curso de </text:span><text:span text:style-name="T75">Licenciatura em Letras</text:span><text:span text:style-name="T82"> da </text:span><text:span text:style-name="T84">Universidade Federal da Paraíba</text:span><text:span text:style-name="T82">, como <text:s/>requisito para obtenção do grau de </text:span><text:span text:style-name="T84">Licenciado em Letras, habilitação em Língua Portuguesa</text:span><text:span text:style-name="T82">.</text:span></text:p>
      <text:h text:style-name="P114" text:outline-level="3"><text:soft-page-break/>Pós-graduação</text:h>
      <text:p text:style-name="P73">Caso o seu trabalho seja uma pós graduação, forneça o nome do Programa e a linha de pesquisa</text:p>
      <text:h text:style-name="P115" text:outline-level="4">Programa</text:h>
      <text:p text:style-name="P6"><draw:control text:anchor-type="as-char" draw:z-index="24" draw:name="Forma1" draw:style-name="gr1" draw:text-style-name="P116" svg:width="16.999cm" svg:height="0.757cm" draw:control="control20"/></text:p>
      <text:h text:style-name="Heading_20_4" text:outline-level="4">Linha de pesquisa</text:h>
      <text:p text:style-name="P4"><draw:control text:anchor-type="as-char" draw:z-index="22" draw:name="Forma1" draw:style-name="gr1" draw:text-style-name="P116" svg:width="16.999cm" svg:height="0.757cm" draw:control="control18"/></text:p>
      <text:p text:style-name="P72">Caso o seu trabalho seja uma <text:span text:style-name="T26">Dissertação </text:span><text:span text:style-name="T27">ou Tese</text:span> o sistema utilizará as informações fornecidas <text:span text:style-name="T73">para gerar um </text:span>texto <text:span text:style-name="T73">similar ao seguinte</text:span>:</text:p>
      <text:p text:style-name="P77"><text:span text:style-name="T76">Dissertação/</text:span><text:span text:style-name="T77">Tese</text:span><text:span text:style-name="T78"> apresentada </text:span><text:span text:style-name="T80">ao </text:span><text:span text:style-name="T81">Programa</text:span><text:span text:style-name="T78"> de </text:span><text:span text:style-name="T76">Pós-Graduação em Letras</text:span><text:span text:style-name="T88"> da </text:span><text:span text:style-name="T84">Universidade Federal da Paraíba</text:span><text:span text:style-name="T88">, como <text:s/>requisito para obtenção do grau de </text:span><text:span text:style-name="T85">Mestre/</text:span><text:span text:style-name="T86">Doutor</text:span><text:span text:style-name="T84"> em Letras</text:span><text:span text:style-name="T88">.</text:span></text:p>
      <text:p text:style-name="P78"><text:span text:style-name="T84">L</text:span><text:span text:style-name="T85">inha de pesquisa</text:span><text:span text:style-name="T83">: </text:span><text:span text:style-name="T87">Literatura e Cultura.</text:span></text:p>
      <text:h text:style-name="P108" text:outline-level="2"><text:bookmark-start text:name="__RefHeading___Toc791_188003687"/>Utilizar folha de aprovação escaneada<text:bookmark-end text:name="__RefHeading___Toc791_188003687"/></text:h>
      <text:p text:style-name="P37">Após a apresentação do trabalho, será necessário escanear e incluir a folha de aprovação com as assinaturas dos professores da Banca Examinadora.</text:p>
      <text:p text:style-name="P52">Salve a folha no <text:span text:style-name="T3">diretório imagens</text:span> com o nome “<text:span text:style-name="T10">folha-de-aprovacao-escaneada</text:span><text:span text:style-name="T3">.pdf</text:span>” e habilite a opção “<text:span text:style-name="T47">Utilizar folha de aprovação escaneada” no início da seção. Na próxima geração do documento, ela será incluída no trabalho.</text:span></text:p>
      <text:h text:style-name="P98" text:outline-level="1"><text:bookmark-start text:name="__RefHeading___Toc553_188003687"/>Errata<text:bookmark-end text:name="__RefHeading___Toc553_188003687"/></text:h>
      <text:h text:style-name="P110" text:outline-level="2"><text:bookmark-start text:name="__RefHeading___Toc555_188003687"/>O que é Errata e quando utilizá-la?<text:bookmark-end text:name="__RefHeading___Toc555_188003687"/></text:h>
      <text:p text:style-name="P29">A errata é um elemento <text:span text:style-name="T39">opcional, veja um exemplo abaixo:</text:span></text:p>
      <text:p text:style-name="P28"><draw:frame draw:style-name="fr1" draw:name="Figura1" text:anchor-type="as-char" svg:width="11.85cm" svg:height="5.232cm" draw:z-index="8"><draw:image xlink:href="../imagens/configuracao/errata.png" xlink:type="simple" xlink:show="embed" xlink:actuate="onLoad"/></draw:frame></text:p>
      <text:p text:style-name="P30">A errata é utilizada no dia da apresenta<text:span text:style-name="T40">ç</text:span>ão do trabalho, quando os avaliadores já realizaram avaliação do trabalho. <text:span text:style-name="T43">Você está indicando quais erros você encontrou no seu trabalho.</text:span></text:p>
      <text:h text:style-name="P109" text:outline-level="2"><text:bookmark-start text:name="__RefHeading___Toc557_188003687"/>Como e aonde escrever a Errata<text:bookmark-end text:name="__RefHeading___Toc557_188003687"/></text:h>
      <text:p text:style-name="P51">Caso deseje utilizar uma errata, habilite a caixa abaixo e edite o arquivo <text:span text:style-name="T6">errata.md</text:span> <text:span text:style-name="T41">corrigindo os erros do trabalho</text:span>.</text:p>
      <text:p text:style-name="P3"><draw:control text:anchor-type="as-char" draw:z-index="21" draw:name="Forma3" draw:style-name="gr1" draw:text-style-name="P116" svg:width="16.969cm" svg:height="1.819cm" draw:control="control17"/></text:p>
      <text:p text:style-name="P31"><text:span text:style-name="T7">NOTE</text:span><text:span text:style-name="T42">: A Errata só será gerada se a caixa acima estiver habilitada.</text:span></text:p>
      <text:p text:style-name="P30"><text:span text:style-name="T42">A Errata é </text:span>escrita no arquivo <text:span text:style-name="T3">errata.md</text:span><text:span text:style-name="T13">, </text:span><text:span text:style-name="T15">v</text:span><text:span text:style-name="T14">eja um exemplo de conteúdo para a errata: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reformatted_20_Text">A aranha arranha a rã. A rã arranha a aranha. **Nem a aranha arranha a rã**. Nem a rã arranha a aranha.</text:p>
            <text:p text:style-name="Preformatted_20_Text"/>
            <text:p text:style-name="Preformatted_20_Text">Folha| Linha| Onde se lê <text:s text:c="4"/>| Leia-se</text:p>
            <text:p text:style-name="Preformatted_20_Text">-----|------|----------------|----------------</text:p>
            <text:p text:style-name="Preformatted_20_Text">10 <text:s text:c="2"/>|12 <text:s text:c="3"/>|aranhaarranha <text:s text:c="2"/>| aranha arranha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start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Teletype" style:family="text">
      <style:text-properties style:font-name="Liberation Mono1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21:16:44.570383622</meta:creation-date>
    <dc:date>2016-07-14T16:43:44.338875235</dc:date>
    <meta:editing-duration>PT12H4M35S</meta:editing-duration>
    <meta:editing-cycles>188</meta:editing-cycles>
    <meta:generator>LibreOffice/5.1.4.2$Linux_X86_64 LibreOffice_project/10m0$Build-2</meta:generator>
    <meta:document-statistic meta:table-count="8" meta:image-count="13" meta:object-count="0" meta:page-count="19" meta:paragraph-count="217" meta:word-count="1792" meta:character-count="11138" meta:non-whitespace-character-count="9501"/>
  </office:meta>
</office:document-meta>
</file>